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 office:value-type="float" office:value="175">
            <text:p>175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  <table:table-cell office:value-type="float" office:value="350">
            <text:p>350</text:p>
          </table:table-cell>
          <table:table-cell office:value-type="float" office:value="400">
            <text:p>40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550">
            <text:p>550</text:p>
          </table:table-cell>
          <table:table-cell office:value-type="float" office:value="600">
            <text:p>60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string">
            <text:p>&lt;- -56</text:p>
          </table:table-cell>
          <table:table-cell office:value-type="string">
            <text:p>&lt;- -58</text:p>
          </table:table-cell>
          <table:table-cell office:value-type="string">
            <text:p>&lt;- -64</text:p>
          </table:table-cell>
          <table:table-cell office:value-type="string">
            <text:p>&lt;- -65</text:p>
          </table:table-cell>
          <table:table-cell office:value-type="string">
            <text:p>&lt;- -61</text:p>
          </table:table-cell>
          <table:table-cell office:value-type="string">
            <text:p>&lt;- -60</text:p>
          </table:table-cell>
          <table:table-cell table:number-columns-repeated="2" office:value-type="string">
            <text:p>&lt;- -66</text:p>
          </table:table-cell>
          <table:table-cell office:value-type="string">
            <text:p>&lt;- -64</text:p>
          </table:table-cell>
          <table:table-cell table:number-columns-repeated="2" office:value-type="string">
            <text:p>&lt;- -65</text:p>
          </table:table-cell>
          <table:table-cell office:value-type="string">
            <text:p>&lt;- -72</text:p>
          </table:table-cell>
          <table:table-cell office:value-type="string">
            <text:p>&lt;- -69</text:p>
          </table:table-cell>
          <table:table-cell table:number-columns-repeated="2" office:value-type="string">
            <text:p>&lt;- -72</text:p>
          </table:table-cell>
          <table:table-cell office:value-type="string">
            <text:p>&lt;- -78</text:p>
          </table:table-cell>
          <table:table-cell office:value-type="string">
            <text:p>&lt;- -72</text:p>
          </table:table-cell>
          <table:table-cell office:value-type="string">
            <text:p>&lt;- -75</text:p>
          </table:table-cell>
          <table:table-cell office:value-type="string">
            <text:p>&lt;- -78</text:p>
          </table:table-cell>
        </table:table-row>
        <table:table-row table:style-name="ro1">
          <table:table-cell office:value-type="string">
            <text:p>&lt;- -56</text:p>
          </table:table-cell>
          <table:table-cell office:value-type="string">
            <text:p>&lt;- -58</text:p>
          </table:table-cell>
          <table:table-cell office:value-type="string">
            <text:p>&lt;- -64</text:p>
          </table:table-cell>
          <table:table-cell office:value-type="string">
            <text:p>&lt;- -66</text:p>
          </table:table-cell>
          <table:table-cell office:value-type="string">
            <text:p>&lt;- -64</text:p>
          </table:table-cell>
          <table:table-cell office:value-type="string">
            <text:p>&lt;- -62</text:p>
          </table:table-cell>
          <table:table-cell office:value-type="string">
            <text:p>&lt;- -66</text:p>
          </table:table-cell>
          <table:table-cell office:value-type="string">
            <text:p>&lt;- -67</text:p>
          </table:table-cell>
          <table:table-cell office:value-type="string">
            <text:p>&lt;- -64</text:p>
          </table:table-cell>
          <table:table-cell table:number-columns-repeated="2" office:value-type="string">
            <text:p>&lt;- -66</text:p>
          </table:table-cell>
          <table:table-cell table:number-columns-repeated="2" office:value-type="string">
            <text:p>&lt;- -72</text:p>
          </table:table-cell>
          <table:table-cell table:number-columns-repeated="2" office:value-type="string">
            <text:p>&lt;- -73</text:p>
          </table:table-cell>
          <table:table-cell office:value-type="string">
            <text:p>&lt;- -80</text:p>
          </table:table-cell>
          <table:table-cell office:value-type="string">
            <text:p>&lt;- -73</text:p>
          </table:table-cell>
          <table:table-cell office:value-type="string">
            <text:p>&lt;- -76</text:p>
          </table:table-cell>
          <table:table-cell office:value-type="string">
            <text:p>&lt;- -78</text:p>
          </table:table-cell>
        </table:table-row>
        <table:table-row table:style-name="ro1">
          <table:table-cell office:value-type="string">
            <text:p>&lt;- -56</text:p>
          </table:table-cell>
          <table:table-cell office:value-type="string">
            <text:p>&lt;- -60</text:p>
          </table:table-cell>
          <table:table-cell office:value-type="string">
            <text:p>&lt;- -64</text:p>
          </table:table-cell>
          <table:table-cell office:value-type="string">
            <text:p>&lt;- -66</text:p>
          </table:table-cell>
          <table:table-cell office:value-type="string">
            <text:p>&lt;- -65</text:p>
          </table:table-cell>
          <table:table-cell office:value-type="string">
            <text:p>&lt;- -62</text:p>
          </table:table-cell>
          <table:table-cell office:value-type="string">
            <text:p>&lt;- -66</text:p>
          </table:table-cell>
          <table:table-cell office:value-type="string">
            <text:p>&lt;- -67</text:p>
          </table:table-cell>
          <table:table-cell office:value-type="string">
            <text:p>&lt;- -64</text:p>
          </table:table-cell>
          <table:table-cell table:number-columns-repeated="2" office:value-type="string">
            <text:p>&lt;- -66</text:p>
          </table:table-cell>
          <table:table-cell table:number-columns-repeated="2" office:value-type="string">
            <text:p>&lt;- -72</text:p>
          </table:table-cell>
          <table:table-cell table:number-columns-repeated="2" office:value-type="string">
            <text:p>&lt;- -73</text:p>
          </table:table-cell>
          <table:table-cell office:value-type="string">
            <text:p>&lt;- -80</text:p>
          </table:table-cell>
          <table:table-cell office:value-type="string">
            <text:p>&lt;- -74</text:p>
          </table:table-cell>
          <table:table-cell office:value-type="string">
            <text:p>&lt;- -76</text:p>
          </table:table-cell>
          <table:table-cell office:value-type="string">
            <text:p>&lt;- -78</text:p>
          </table:table-cell>
        </table:table-row>
        <table:table-row table:style-name="ro1">
          <table:table-cell office:value-type="string">
            <text:p>&lt;- -57</text:p>
          </table:table-cell>
          <table:table-cell office:value-type="string">
            <text:p>&lt;- -60</text:p>
          </table:table-cell>
          <table:table-cell office:value-type="string">
            <text:p>&lt;- -64</text:p>
          </table:table-cell>
          <table:table-cell office:value-type="string">
            <text:p>&lt;- -66</text:p>
          </table:table-cell>
          <table:table-cell office:value-type="string">
            <text:p>&lt;- -65</text:p>
          </table:table-cell>
          <table:table-cell office:value-type="string">
            <text:p>&lt;- -62</text:p>
          </table:table-cell>
          <table:table-cell office:value-type="string">
            <text:p>&lt;- -66</text:p>
          </table:table-cell>
          <table:table-cell office:value-type="string">
            <text:p>&lt;- -68</text:p>
          </table:table-cell>
          <table:table-cell office:value-type="string">
            <text:p>&lt;- -64</text:p>
          </table:table-cell>
          <table:table-cell office:value-type="string">
            <text:p>&lt;- -67</text:p>
          </table:table-cell>
          <table:table-cell office:value-type="string">
            <text:p>&lt;- -66</text:p>
          </table:table-cell>
          <table:table-cell office:value-type="string">
            <text:p>&lt;- -73</text:p>
          </table:table-cell>
          <table:table-cell office:value-type="string">
            <text:p>&lt;- -74</text:p>
          </table:table-cell>
          <table:table-cell table:number-columns-repeated="2" office:value-type="string">
            <text:p>&lt;- -73</text:p>
          </table:table-cell>
          <table:table-cell office:value-type="string">
            <text:p>&lt;- -80</text:p>
          </table:table-cell>
          <table:table-cell office:value-type="string">
            <text:p>&lt;- -74</text:p>
          </table:table-cell>
          <table:table-cell office:value-type="string">
            <text:p>&lt;- -76</text:p>
          </table:table-cell>
          <table:table-cell office:value-type="string">
            <text:p>&lt;- -78</text:p>
          </table:table-cell>
        </table:table-row>
        <table:table-row table:style-name="ro1">
          <table:table-cell office:value-type="string">
            <text:p>&lt;- -58</text:p>
          </table:table-cell>
          <table:table-cell office:value-type="string">
            <text:p>&lt;- -60</text:p>
          </table:table-cell>
          <table:table-cell office:value-type="string">
            <text:p>&lt;- -65</text:p>
          </table:table-cell>
          <table:table-cell office:value-type="string">
            <text:p>&lt;- -66</text:p>
          </table:table-cell>
          <table:table-cell office:value-type="string">
            <text:p>&lt;- -65</text:p>
          </table:table-cell>
          <table:table-cell office:value-type="string">
            <text:p>&lt;- -62</text:p>
          </table:table-cell>
          <table:table-cell office:value-type="string">
            <text:p>&lt;- -66</text:p>
          </table:table-cell>
          <table:table-cell office:value-type="string">
            <text:p>&lt;- -68</text:p>
          </table:table-cell>
          <table:table-cell office:value-type="string">
            <text:p>&lt;- -64</text:p>
          </table:table-cell>
          <table:table-cell office:value-type="string">
            <text:p>&lt;- -67</text:p>
          </table:table-cell>
          <table:table-cell office:value-type="string">
            <text:p>&lt;- -66</text:p>
          </table:table-cell>
          <table:table-cell office:value-type="string">
            <text:p>&lt;- -73</text:p>
          </table:table-cell>
          <table:table-cell office:value-type="string">
            <text:p>&lt;- -74</text:p>
          </table:table-cell>
          <table:table-cell table:number-columns-repeated="2" office:value-type="string">
            <text:p>&lt;- -73</text:p>
          </table:table-cell>
          <table:table-cell office:value-type="string">
            <text:p>&lt;- -80</text:p>
          </table:table-cell>
          <table:table-cell office:value-type="string">
            <text:p>&lt;- -74</text:p>
          </table:table-cell>
          <table:table-cell office:value-type="string">
            <text:p>&lt;- -76</text:p>
          </table:table-cell>
          <table:table-cell office:value-type="string">
            <text:p>&lt;- -78</text:p>
          </table:table-cell>
        </table:table-row>
        <table:table-row table:style-name="ro1">
          <table:table-cell office:value-type="string">
            <text:p>&lt;- -58</text:p>
          </table:table-cell>
          <table:table-cell office:value-type="string">
            <text:p>&lt;- -60</text:p>
          </table:table-cell>
          <table:table-cell office:value-type="string">
            <text:p>&lt;- -65</text:p>
          </table:table-cell>
          <table:table-cell office:value-type="string">
            <text:p>&lt;- -66</text:p>
          </table:table-cell>
          <table:table-cell office:value-type="string">
            <text:p>&lt;- -65</text:p>
          </table:table-cell>
          <table:table-cell office:value-type="string">
            <text:p>&lt;- -62</text:p>
          </table:table-cell>
          <table:table-cell office:value-type="string">
            <text:p>&lt;- -66</text:p>
          </table:table-cell>
          <table:table-cell office:value-type="string">
            <text:p>&lt;- -68</text:p>
          </table:table-cell>
          <table:table-cell office:value-type="string">
            <text:p>&lt;- -64</text:p>
          </table:table-cell>
          <table:table-cell office:value-type="string">
            <text:p>&lt;- -67</text:p>
          </table:table-cell>
          <table:table-cell office:value-type="string">
            <text:p>&lt;- -66</text:p>
          </table:table-cell>
          <table:table-cell table:number-columns-repeated="2" office:value-type="string">
            <text:p>&lt;- -74</text:p>
          </table:table-cell>
          <table:table-cell office:value-type="string">
            <text:p>&lt;- -73</text:p>
          </table:table-cell>
          <table:table-cell office:value-type="string">
            <text:p>&lt;- -74</text:p>
          </table:table-cell>
          <table:table-cell office:value-type="string">
            <text:p>&lt;- -81</text:p>
          </table:table-cell>
          <table:table-cell office:value-type="string">
            <text:p>&lt;- -74</text:p>
          </table:table-cell>
          <table:table-cell office:value-type="string">
            <text:p>&lt;- -76</text:p>
          </table:table-cell>
          <table:table-cell office:value-type="string">
            <text:p>&lt;- -79</text:p>
          </table:table-cell>
        </table:table-row>
        <table:table-row table:style-name="ro1">
          <table:table-cell office:value-type="string">
            <text:p>&lt;- -58</text:p>
          </table:table-cell>
          <table:table-cell office:value-type="string">
            <text:p>&lt;- -60</text:p>
          </table:table-cell>
          <table:table-cell table:number-columns-repeated="3" office:value-type="string">
            <text:p>&lt;- -66</text:p>
          </table:table-cell>
          <table:table-cell office:value-type="string">
            <text:p>&lt;- -62</text:p>
          </table:table-cell>
          <table:table-cell office:value-type="string">
            <text:p>&lt;- -66</text:p>
          </table:table-cell>
          <table:table-cell office:value-type="string">
            <text:p>&lt;- -68</text:p>
          </table:table-cell>
          <table:table-cell office:value-type="string">
            <text:p>&lt;- -64</text:p>
          </table:table-cell>
          <table:table-cell office:value-type="string">
            <text:p>&lt;- -68</text:p>
          </table:table-cell>
          <table:table-cell office:value-type="string">
            <text:p>&lt;- -67</text:p>
          </table:table-cell>
          <table:table-cell table:number-columns-repeated="2" office:value-type="string">
            <text:p>&lt;- -74</text:p>
          </table:table-cell>
          <table:table-cell office:value-type="string">
            <text:p>&lt;- -73</text:p>
          </table:table-cell>
          <table:table-cell office:value-type="string">
            <text:p>&lt;- -74</text:p>
          </table:table-cell>
          <table:table-cell office:value-type="string">
            <text:p>&lt;- -82</text:p>
          </table:table-cell>
          <table:table-cell office:value-type="string">
            <text:p>&lt;- -75</text:p>
          </table:table-cell>
          <table:table-cell office:value-type="string">
            <text:p>&lt;- -76</text:p>
          </table:table-cell>
          <table:table-cell office:value-type="string">
            <text:p>&lt;- -80</text:p>
          </table:table-cell>
        </table:table-row>
        <table:table-row table:style-name="ro1">
          <table:table-cell office:value-type="string">
            <text:p>&lt;- -58</text:p>
          </table:table-cell>
          <table:table-cell office:value-type="string">
            <text:p>&lt;- -60</text:p>
          </table:table-cell>
          <table:table-cell table:number-columns-repeated="3" office:value-type="string">
            <text:p>&lt;- -66</text:p>
          </table:table-cell>
          <table:table-cell office:value-type="string">
            <text:p>&lt;- -62</text:p>
          </table:table-cell>
          <table:table-cell office:value-type="string">
            <text:p>&lt;- -66</text:p>
          </table:table-cell>
          <table:table-cell office:value-type="string">
            <text:p>&lt;- -68</text:p>
          </table:table-cell>
          <table:table-cell office:value-type="string">
            <text:p>&lt;- -64</text:p>
          </table:table-cell>
          <table:table-cell office:value-type="string">
            <text:p>&lt;- -68</text:p>
          </table:table-cell>
          <table:table-cell office:value-type="string">
            <text:p>&lt;- -67</text:p>
          </table:table-cell>
          <table:table-cell table:number-columns-repeated="2" office:value-type="string">
            <text:p>&lt;- -74</text:p>
          </table:table-cell>
          <table:table-cell office:value-type="string">
            <text:p>&lt;- -73</text:p>
          </table:table-cell>
          <table:table-cell office:value-type="string">
            <text:p>&lt;- -74</text:p>
          </table:table-cell>
          <table:table-cell office:value-type="string">
            <text:p>&lt;- -82</text:p>
          </table:table-cell>
          <table:table-cell office:value-type="string">
            <text:p>&lt;- -75</text:p>
          </table:table-cell>
          <table:table-cell office:value-type="string">
            <text:p>&lt;- -76</text:p>
          </table:table-cell>
          <table:table-cell office:value-type="string">
            <text:p>&lt;- -80</text:p>
          </table:table-cell>
        </table:table-row>
        <table:table-row table:style-name="ro1">
          <table:table-cell office:value-type="string">
            <text:p>&lt;- -58</text:p>
          </table:table-cell>
          <table:table-cell office:value-type="string">
            <text:p>&lt;- -60</text:p>
          </table:table-cell>
          <table:table-cell table:number-columns-repeated="3" office:value-type="string">
            <text:p>&lt;- -66</text:p>
          </table:table-cell>
          <table:table-cell office:value-type="string">
            <text:p>&lt;- -62</text:p>
          </table:table-cell>
          <table:table-cell office:value-type="string">
            <text:p>&lt;- -66</text:p>
          </table:table-cell>
          <table:table-cell office:value-type="string">
            <text:p>&lt;- -70</text:p>
          </table:table-cell>
          <table:table-cell office:value-type="string">
            <text:p>&lt;- -64</text:p>
          </table:table-cell>
          <table:table-cell office:value-type="string">
            <text:p>&lt;- -68</text:p>
          </table:table-cell>
          <table:table-cell office:value-type="string">
            <text:p>&lt;- -67</text:p>
          </table:table-cell>
          <table:table-cell table:number-columns-repeated="2" office:value-type="string">
            <text:p>&lt;- -74</text:p>
          </table:table-cell>
          <table:table-cell office:value-type="string">
            <text:p>&lt;- -73</text:p>
          </table:table-cell>
          <table:table-cell office:value-type="string">
            <text:p>&lt;- -74</text:p>
          </table:table-cell>
          <table:table-cell office:value-type="string">
            <text:p>&lt;- -82</text:p>
          </table:table-cell>
          <table:table-cell office:value-type="string">
            <text:p>&lt;- -75</text:p>
          </table:table-cell>
          <table:table-cell office:value-type="string">
            <text:p>&lt;- -76</text:p>
          </table:table-cell>
          <table:table-cell office:value-type="string">
            <text:p>&lt;- -80</text:p>
          </table:table-cell>
        </table:table-row>
        <table:table-row table:style-name="ro1">
          <table:table-cell office:value-type="string">
            <text:p>&lt;- -59</text:p>
          </table:table-cell>
          <table:table-cell office:value-type="string">
            <text:p>&lt;- -61</text:p>
          </table:table-cell>
          <table:table-cell table:number-columns-repeated="3" office:value-type="string">
            <text:p>&lt;- -66</text:p>
          </table:table-cell>
          <table:table-cell office:value-type="string">
            <text:p>&lt;- -62</text:p>
          </table:table-cell>
          <table:table-cell office:value-type="string">
            <text:p>&lt;- -66</text:p>
          </table:table-cell>
          <table:table-cell office:value-type="string">
            <text:p>&lt;- -70</text:p>
          </table:table-cell>
          <table:table-cell office:value-type="string">
            <text:p>&lt;- -64</text:p>
          </table:table-cell>
          <table:table-cell table:number-columns-repeated="2" office:value-type="string">
            <text:p>&lt;- -68</text:p>
          </table:table-cell>
          <table:table-cell table:number-columns-repeated="4" office:value-type="string">
            <text:p>&lt;- -74</text:p>
          </table:table-cell>
          <table:table-cell office:value-type="string">
            <text:p>&lt;- -82</text:p>
          </table:table-cell>
          <table:table-cell office:value-type="string">
            <text:p>&lt;- -75</text:p>
          </table:table-cell>
          <table:table-cell office:value-type="string">
            <text:p>&lt;- -76</text:p>
          </table:table-cell>
          <table:table-cell office:value-type="string">
            <text:p>&lt;- -80</text:p>
          </table:table-cell>
        </table:table-row>
        <table:table-row table:style-name="ro1">
          <table:table-cell office:value-type="string">
            <text:p>&lt;- -59</text:p>
          </table:table-cell>
          <table:table-cell office:value-type="string">
            <text:p>&lt;- -61</text:p>
          </table:table-cell>
          <table:table-cell table:number-columns-repeated="3" office:value-type="string">
            <text:p>&lt;- -66</text:p>
          </table:table-cell>
          <table:table-cell office:value-type="string">
            <text:p>&lt;- -62</text:p>
          </table:table-cell>
          <table:table-cell office:value-type="string">
            <text:p>&lt;- -66</text:p>
          </table:table-cell>
          <table:table-cell office:value-type="string">
            <text:p>&lt;- -70</text:p>
          </table:table-cell>
          <table:table-cell office:value-type="string">
            <text:p>&lt;- -64</text:p>
          </table:table-cell>
          <table:table-cell table:number-columns-repeated="2" office:value-type="string">
            <text:p>&lt;- -68</text:p>
          </table:table-cell>
          <table:table-cell table:number-columns-repeated="2" office:value-type="string">
            <text:p>&lt;- -75</text:p>
          </table:table-cell>
          <table:table-cell office:value-type="string">
            <text:p>&lt;- -74</text:p>
          </table:table-cell>
          <table:table-cell office:value-type="string">
            <text:p>&lt;- -75</text:p>
          </table:table-cell>
          <table:table-cell office:value-type="string">
            <text:p>&lt;- -82</text:p>
          </table:table-cell>
          <table:table-cell office:value-type="string">
            <text:p>&lt;- -76</text:p>
          </table:table-cell>
          <table:table-cell office:value-type="string">
            <text:p>&lt;- -78</text:p>
          </table:table-cell>
          <table:table-cell office:value-type="string">
            <text:p>&lt;- -80</text:p>
          </table:table-cell>
        </table:table-row>
        <table:table-row table:style-name="ro1">
          <table:table-cell office:value-type="string">
            <text:p>&lt;- -59</text:p>
          </table:table-cell>
          <table:table-cell office:value-type="string">
            <text:p>&lt;- -61</text:p>
          </table:table-cell>
          <table:table-cell table:number-columns-repeated="2" office:value-type="string">
            <text:p>&lt;- -66</text:p>
          </table:table-cell>
          <table:table-cell office:value-type="string">
            <text:p>&lt;- -67</text:p>
          </table:table-cell>
          <table:table-cell office:value-type="string">
            <text:p>&lt;- -62</text:p>
          </table:table-cell>
          <table:table-cell office:value-type="string">
            <text:p>&lt;- -66</text:p>
          </table:table-cell>
          <table:table-cell office:value-type="string">
            <text:p>&lt;- -70</text:p>
          </table:table-cell>
          <table:table-cell office:value-type="string">
            <text:p>&lt;- -64</text:p>
          </table:table-cell>
          <table:table-cell table:number-columns-repeated="2" office:value-type="string">
            <text:p>&lt;- -68</text:p>
          </table:table-cell>
          <table:table-cell table:number-columns-repeated="2" office:value-type="string">
            <text:p>&lt;- -75</text:p>
          </table:table-cell>
          <table:table-cell office:value-type="string">
            <text:p>&lt;- -74</text:p>
          </table:table-cell>
          <table:table-cell office:value-type="string">
            <text:p>&lt;- -75</text:p>
          </table:table-cell>
          <table:table-cell office:value-type="string">
            <text:p>&lt;- -82</text:p>
          </table:table-cell>
          <table:table-cell office:value-type="string">
            <text:p>&lt;- -76</text:p>
          </table:table-cell>
          <table:table-cell office:value-type="string">
            <text:p>&lt;- -78</text:p>
          </table:table-cell>
          <table:table-cell office:value-type="string">
            <text:p>&lt;- -80</text:p>
          </table:table-cell>
        </table:table-row>
        <table:table-row table:style-name="ro1">
          <table:table-cell office:value-type="string">
            <text:p>&lt;- -60</text:p>
          </table:table-cell>
          <table:table-cell office:value-type="string">
            <text:p>&lt;- -61</text:p>
          </table:table-cell>
          <table:table-cell table:number-columns-repeated="2" office:value-type="string">
            <text:p>&lt;- -66</text:p>
          </table:table-cell>
          <table:table-cell office:value-type="string">
            <text:p>&lt;- -67</text:p>
          </table:table-cell>
          <table:table-cell office:value-type="string">
            <text:p>&lt;- -62</text:p>
          </table:table-cell>
          <table:table-cell office:value-type="string">
            <text:p>&lt;- -66</text:p>
          </table:table-cell>
          <table:table-cell office:value-type="string">
            <text:p>&lt;- -70</text:p>
          </table:table-cell>
          <table:table-cell office:value-type="string">
            <text:p>&lt;- -64</text:p>
          </table:table-cell>
          <table:table-cell office:value-type="string">
            <text:p>&lt;- -69</text:p>
          </table:table-cell>
          <table:table-cell office:value-type="string">
            <text:p>&lt;- -68</text:p>
          </table:table-cell>
          <table:table-cell table:number-columns-repeated="2" office:value-type="string">
            <text:p>&lt;- -75</text:p>
          </table:table-cell>
          <table:table-cell office:value-type="string">
            <text:p>&lt;- -74</text:p>
          </table:table-cell>
          <table:table-cell office:value-type="string">
            <text:p>&lt;- -76</text:p>
          </table:table-cell>
          <table:table-cell office:value-type="string">
            <text:p>&lt;- -83</text:p>
          </table:table-cell>
          <table:table-cell office:value-type="string">
            <text:p>&lt;- -76</text:p>
          </table:table-cell>
          <table:table-cell office:value-type="string">
            <text:p>&lt;- -78</text:p>
          </table:table-cell>
          <table:table-cell office:value-type="string">
            <text:p>&lt;- -80</text:p>
          </table:table-cell>
        </table:table-row>
        <table:table-row table:style-name="ro1">
          <table:table-cell office:value-type="string">
            <text:p>&lt;- -60</text:p>
          </table:table-cell>
          <table:table-cell office:value-type="string">
            <text:p>&lt;- -62</text:p>
          </table:table-cell>
          <table:table-cell table:number-columns-repeated="2" office:value-type="string">
            <text:p>&lt;- -66</text:p>
          </table:table-cell>
          <table:table-cell office:value-type="string">
            <text:p>&lt;- -67</text:p>
          </table:table-cell>
          <table:table-cell office:value-type="string">
            <text:p>&lt;- -62</text:p>
          </table:table-cell>
          <table:table-cell office:value-type="string">
            <text:p>&lt;- -66</text:p>
          </table:table-cell>
          <table:table-cell office:value-type="string">
            <text:p>&lt;- -71</text:p>
          </table:table-cell>
          <table:table-cell office:value-type="string">
            <text:p>&lt;- -65</text:p>
          </table:table-cell>
          <table:table-cell office:value-type="string">
            <text:p>&lt;- -69</text:p>
          </table:table-cell>
          <table:table-cell office:value-type="string">
            <text:p>&lt;- -68</text:p>
          </table:table-cell>
          <table:table-cell table:number-columns-repeated="2" office:value-type="string">
            <text:p>&lt;- -76</text:p>
          </table:table-cell>
          <table:table-cell office:value-type="string">
            <text:p>&lt;- -74</text:p>
          </table:table-cell>
          <table:table-cell office:value-type="string">
            <text:p>&lt;- -76</text:p>
          </table:table-cell>
          <table:table-cell office:value-type="string">
            <text:p>&lt;- -83</text:p>
          </table:table-cell>
          <table:table-cell office:value-type="string">
            <text:p>&lt;- -76</text:p>
          </table:table-cell>
          <table:table-cell office:value-type="string">
            <text:p>&lt;- -78</text:p>
          </table:table-cell>
          <table:table-cell office:value-type="string">
            <text:p>&lt;- -80</text:p>
          </table:table-cell>
        </table:table-row>
        <table:table-row table:style-name="ro1">
          <table:table-cell office:value-type="string">
            <text:p>&lt;- -60</text:p>
          </table:table-cell>
          <table:table-cell office:value-type="string">
            <text:p>&lt;- -62</text:p>
          </table:table-cell>
          <table:table-cell table:number-columns-repeated="2" office:value-type="string">
            <text:p>&lt;- -66</text:p>
          </table:table-cell>
          <table:table-cell office:value-type="string">
            <text:p>&lt;- -67</text:p>
          </table:table-cell>
          <table:table-cell office:value-type="string">
            <text:p>&lt;- -62</text:p>
          </table:table-cell>
          <table:table-cell office:value-type="string">
            <text:p>&lt;- -67</text:p>
          </table:table-cell>
          <table:table-cell office:value-type="string">
            <text:p>&lt;- -72</text:p>
          </table:table-cell>
          <table:table-cell office:value-type="string">
            <text:p>&lt;- -65</text:p>
          </table:table-cell>
          <table:table-cell office:value-type="string">
            <text:p>&lt;- -69</text:p>
          </table:table-cell>
          <table:table-cell office:value-type="string">
            <text:p>&lt;- -68</text:p>
          </table:table-cell>
          <table:table-cell table:number-columns-repeated="2" office:value-type="string">
            <text:p>&lt;- -76</text:p>
          </table:table-cell>
          <table:table-cell office:value-type="string">
            <text:p>&lt;- -74</text:p>
          </table:table-cell>
          <table:table-cell office:value-type="string">
            <text:p>&lt;- -76</text:p>
          </table:table-cell>
          <table:table-cell office:value-type="string">
            <text:p>&lt;- -83</text:p>
          </table:table-cell>
          <table:table-cell office:value-type="string">
            <text:p>&lt;- -76</text:p>
          </table:table-cell>
          <table:table-cell office:value-type="string">
            <text:p>&lt;- -78</text:p>
          </table:table-cell>
          <table:table-cell office:value-type="string">
            <text:p>&lt;- -81</text:p>
          </table:table-cell>
        </table:table-row>
        <table:table-row table:style-name="ro1">
          <table:table-cell office:value-type="string">
            <text:p>&lt;- -60</text:p>
          </table:table-cell>
          <table:table-cell office:value-type="string">
            <text:p>&lt;- -62</text:p>
          </table:table-cell>
          <table:table-cell office:value-type="string">
            <text:p>&lt;- -66</text:p>
          </table:table-cell>
          <table:table-cell table:number-columns-repeated="2" office:value-type="string">
            <text:p>&lt;- -67</text:p>
          </table:table-cell>
          <table:table-cell office:value-type="string">
            <text:p>&lt;- -63</text:p>
          </table:table-cell>
          <table:table-cell office:value-type="string">
            <text:p>&lt;- -67</text:p>
          </table:table-cell>
          <table:table-cell office:value-type="string">
            <text:p>&lt;- -72</text:p>
          </table:table-cell>
          <table:table-cell office:value-type="string">
            <text:p>&lt;- -65</text:p>
          </table:table-cell>
          <table:table-cell office:value-type="string">
            <text:p>&lt;- -69</text:p>
          </table:table-cell>
          <table:table-cell office:value-type="string">
            <text:p>&lt;- -68</text:p>
          </table:table-cell>
          <table:table-cell table:number-columns-repeated="2" office:value-type="string">
            <text:p>&lt;- -76</text:p>
          </table:table-cell>
          <table:table-cell office:value-type="string">
            <text:p>&lt;- -74</text:p>
          </table:table-cell>
          <table:table-cell office:value-type="string">
            <text:p>&lt;- -76</text:p>
          </table:table-cell>
          <table:table-cell office:value-type="string">
            <text:p>&lt;- -84</text:p>
          </table:table-cell>
          <table:table-cell office:value-type="string">
            <text:p>&lt;- -76</text:p>
          </table:table-cell>
          <table:table-cell office:value-type="string">
            <text:p>&lt;- -78</text:p>
          </table:table-cell>
          <table:table-cell office:value-type="string">
            <text:p>&lt;- -82</text:p>
          </table:table-cell>
        </table:table-row>
        <table:table-row table:style-name="ro1">
          <table:table-cell office:value-type="string">
            <text:p>&lt;- -60</text:p>
          </table:table-cell>
          <table:table-cell office:value-type="string">
            <text:p>&lt;- -62</text:p>
          </table:table-cell>
          <table:table-cell office:value-type="string">
            <text:p>&lt;- -66</text:p>
          </table:table-cell>
          <table:table-cell table:number-columns-repeated="2" office:value-type="string">
            <text:p>&lt;- -67</text:p>
          </table:table-cell>
          <table:table-cell office:value-type="string">
            <text:p>&lt;- -63</text:p>
          </table:table-cell>
          <table:table-cell office:value-type="string">
            <text:p>&lt;- -67</text:p>
          </table:table-cell>
          <table:table-cell office:value-type="string">
            <text:p>&lt;- -72</text:p>
          </table:table-cell>
          <table:table-cell office:value-type="string">
            <text:p>&lt;- -65</text:p>
          </table:table-cell>
          <table:table-cell table:number-columns-repeated="2" office:value-type="string">
            <text:p>&lt;- -69</text:p>
          </table:table-cell>
          <table:table-cell table:number-columns-repeated="2" office:value-type="string">
            <text:p>&lt;- -76</text:p>
          </table:table-cell>
          <table:table-cell office:value-type="string">
            <text:p>&lt;- -74</text:p>
          </table:table-cell>
          <table:table-cell office:value-type="string">
            <text:p>&lt;- -76</text:p>
          </table:table-cell>
          <table:table-cell office:value-type="string">
            <text:p>&lt;- -84</text:p>
          </table:table-cell>
          <table:table-cell office:value-type="string">
            <text:p>&lt;- -77</text:p>
          </table:table-cell>
          <table:table-cell office:value-type="string">
            <text:p>&lt;- -78</text:p>
          </table:table-cell>
          <table:table-cell office:value-type="string">
            <text:p>&lt;- -82</text:p>
          </table:table-cell>
        </table:table-row>
        <table:table-row table:style-name="ro1">
          <table:table-cell office:value-type="string">
            <text:p>&lt;- -60</text:p>
          </table:table-cell>
          <table:table-cell office:value-type="string">
            <text:p>&lt;- -62</text:p>
          </table:table-cell>
          <table:table-cell office:value-type="string">
            <text:p>&lt;- -66</text:p>
          </table:table-cell>
          <table:table-cell table:number-columns-repeated="2" office:value-type="string">
            <text:p>&lt;- -67</text:p>
          </table:table-cell>
          <table:table-cell office:value-type="string">
            <text:p>&lt;- -63</text:p>
          </table:table-cell>
          <table:table-cell office:value-type="string">
            <text:p>&lt;- -67</text:p>
          </table:table-cell>
          <table:table-cell office:value-type="string">
            <text:p>&lt;- -72</text:p>
          </table:table-cell>
          <table:table-cell office:value-type="string">
            <text:p>&lt;- -65</text:p>
          </table:table-cell>
          <table:table-cell table:number-columns-repeated="2" office:value-type="string">
            <text:p>&lt;- -69</text:p>
          </table:table-cell>
          <table:table-cell table:number-columns-repeated="2" office:value-type="string">
            <text:p>&lt;- -76</text:p>
          </table:table-cell>
          <table:table-cell office:value-type="string">
            <text:p>&lt;- -74</text:p>
          </table:table-cell>
          <table:table-cell office:value-type="string">
            <text:p>&lt;- -76</text:p>
          </table:table-cell>
          <table:table-cell office:value-type="string">
            <text:p>&lt;- -84</text:p>
          </table:table-cell>
          <table:table-cell office:value-type="string">
            <text:p>&lt;- -77</text:p>
          </table:table-cell>
          <table:table-cell office:value-type="string">
            <text:p>&lt;- -78</text:p>
          </table:table-cell>
          <table:table-cell office:value-type="string">
            <text:p>&lt;- -82</text:p>
          </table:table-cell>
        </table:table-row>
        <table:table-row table:style-name="ro1">
          <table:table-cell office:value-type="string">
            <text:p>&lt;- -60</text:p>
          </table:table-cell>
          <table:table-cell office:value-type="string">
            <text:p>&lt;- -62</text:p>
          </table:table-cell>
          <table:table-cell office:value-type="string">
            <text:p>&lt;- -66</text:p>
          </table:table-cell>
          <table:table-cell table:number-columns-repeated="2" office:value-type="string">
            <text:p>&lt;- -67</text:p>
          </table:table-cell>
          <table:table-cell office:value-type="string">
            <text:p>&lt;- -63</text:p>
          </table:table-cell>
          <table:table-cell office:value-type="string">
            <text:p>&lt;- -67</text:p>
          </table:table-cell>
          <table:table-cell office:value-type="string">
            <text:p>&lt;- -72</text:p>
          </table:table-cell>
          <table:table-cell office:value-type="string">
            <text:p>&lt;- -65</text:p>
          </table:table-cell>
          <table:table-cell table:number-columns-repeated="2" office:value-type="string">
            <text:p>&lt;- -69</text:p>
          </table:table-cell>
          <table:table-cell table:number-columns-repeated="2" office:value-type="string">
            <text:p>&lt;- -76</text:p>
          </table:table-cell>
          <table:table-cell office:value-type="string">
            <text:p>&lt;- -75</text:p>
          </table:table-cell>
          <table:table-cell office:value-type="string">
            <text:p>&lt;- -76</text:p>
          </table:table-cell>
          <table:table-cell office:value-type="string">
            <text:p>&lt;- -84</text:p>
          </table:table-cell>
          <table:table-cell office:value-type="string">
            <text:p>&lt;- -77</text:p>
          </table:table-cell>
          <table:table-cell office:value-type="string">
            <text:p>&lt;- -78</text:p>
          </table:table-cell>
          <table:table-cell office:value-type="string">
            <text:p>&lt;- -82</text:p>
          </table:table-cell>
        </table:table-row>
        <table:table-row table:style-name="ro1">
          <table:table-cell office:value-type="string">
            <text:p>&lt;- -60</text:p>
          </table:table-cell>
          <table:table-cell office:value-type="string">
            <text:p>&lt;- -62</text:p>
          </table:table-cell>
          <table:table-cell office:value-type="string">
            <text:p>&lt;- -66</text:p>
          </table:table-cell>
          <table:table-cell table:number-columns-repeated="2" office:value-type="string">
            <text:p>&lt;- -67</text:p>
          </table:table-cell>
          <table:table-cell office:value-type="string">
            <text:p>&lt;- -63</text:p>
          </table:table-cell>
          <table:table-cell office:value-type="string">
            <text:p>&lt;- -67</text:p>
          </table:table-cell>
          <table:table-cell office:value-type="string">
            <text:p>&lt;- -73</text:p>
          </table:table-cell>
          <table:table-cell office:value-type="string">
            <text:p>&lt;- -65</text:p>
          </table:table-cell>
          <table:table-cell table:number-columns-repeated="2" office:value-type="string">
            <text:p>&lt;- -69</text:p>
          </table:table-cell>
          <table:table-cell table:number-columns-repeated="2" office:value-type="string">
            <text:p>&lt;- -76</text:p>
          </table:table-cell>
          <table:table-cell office:value-type="string">
            <text:p>&lt;- -75</text:p>
          </table:table-cell>
          <table:table-cell office:value-type="string">
            <text:p>&lt;- -78</text:p>
          </table:table-cell>
          <table:table-cell office:value-type="string">
            <text:p>&lt;- -84</text:p>
          </table:table-cell>
          <table:table-cell table:number-columns-repeated="2" office:value-type="string">
            <text:p>&lt;- -78</text:p>
          </table:table-cell>
          <table:table-cell office:value-type="string">
            <text:p>&lt;- -82</text:p>
          </table:table-cell>
        </table:table-row>
        <table:table-row table:style-name="ro1">
          <table:table-cell office:value-type="string">
            <text:p>&lt;- -61</text:p>
          </table:table-cell>
          <table:table-cell office:value-type="string">
            <text:p>&lt;- -62</text:p>
          </table:table-cell>
          <table:table-cell office:value-type="string">
            <text:p>&lt;- -66</text:p>
          </table:table-cell>
          <table:table-cell office:value-type="string">
            <text:p>&lt;- -67</text:p>
          </table:table-cell>
          <table:table-cell office:value-type="string">
            <text:p>&lt;- -68</text:p>
          </table:table-cell>
          <table:table-cell office:value-type="string">
            <text:p>&lt;- -63</text:p>
          </table:table-cell>
          <table:table-cell office:value-type="string">
            <text:p>&lt;- -67</text:p>
          </table:table-cell>
          <table:table-cell office:value-type="string">
            <text:p>&lt;- -73</text:p>
          </table:table-cell>
          <table:table-cell office:value-type="string">
            <text:p>&lt;- -65</text:p>
          </table:table-cell>
          <table:table-cell office:value-type="string">
            <text:p>&lt;- -70</text:p>
          </table:table-cell>
          <table:table-cell office:value-type="string">
            <text:p>&lt;- -69</text:p>
          </table:table-cell>
          <table:table-cell office:value-type="string">
            <text:p>&lt;- -76</text:p>
          </table:table-cell>
          <table:table-cell office:value-type="string">
            <text:p>&lt;- -77</text:p>
          </table:table-cell>
          <table:table-cell office:value-type="string">
            <text:p>&lt;- -75</text:p>
          </table:table-cell>
          <table:table-cell office:value-type="string">
            <text:p>&lt;- -78</text:p>
          </table:table-cell>
          <table:table-cell office:value-type="string">
            <text:p>&lt;- -84</text:p>
          </table:table-cell>
          <table:table-cell office:value-type="string">
            <text:p>&lt;- -78</text:p>
          </table:table-cell>
          <table:table-cell office:value-type="string">
            <text:p>&lt;- -79</text:p>
          </table:table-cell>
          <table:table-cell office:value-type="string">
            <text:p>&lt;- -82</text:p>
          </table:table-cell>
        </table:table-row>
        <table:table-row table:style-name="ro1">
          <table:table-cell office:value-type="string">
            <text:p>&lt;- -61</text:p>
          </table:table-cell>
          <table:table-cell office:value-type="string">
            <text:p>&lt;- -62</text:p>
          </table:table-cell>
          <table:table-cell office:value-type="string">
            <text:p>&lt;- -66</text:p>
          </table:table-cell>
          <table:table-cell office:value-type="string">
            <text:p>&lt;- -67</text:p>
          </table:table-cell>
          <table:table-cell office:value-type="string">
            <text:p>&lt;- -68</text:p>
          </table:table-cell>
          <table:table-cell office:value-type="string">
            <text:p>&lt;- -63</text:p>
          </table:table-cell>
          <table:table-cell office:value-type="string">
            <text:p>&lt;- -67</text:p>
          </table:table-cell>
          <table:table-cell office:value-type="string">
            <text:p>&lt;- -74</text:p>
          </table:table-cell>
          <table:table-cell office:value-type="string">
            <text:p>&lt;- -65</text:p>
          </table:table-cell>
          <table:table-cell table:number-columns-repeated="2" office:value-type="string">
            <text:p>&lt;- -70</text:p>
          </table:table-cell>
          <table:table-cell office:value-type="string">
            <text:p>&lt;- -76</text:p>
          </table:table-cell>
          <table:table-cell office:value-type="string">
            <text:p>&lt;- -77</text:p>
          </table:table-cell>
          <table:table-cell office:value-type="string">
            <text:p>&lt;- -76</text:p>
          </table:table-cell>
          <table:table-cell office:value-type="string">
            <text:p>&lt;- -78</text:p>
          </table:table-cell>
          <table:table-cell office:value-type="string">
            <text:p>&lt;- -84</text:p>
          </table:table-cell>
          <table:table-cell office:value-type="string">
            <text:p>&lt;- -78</text:p>
          </table:table-cell>
          <table:table-cell office:value-type="string">
            <text:p>&lt;- -79</text:p>
          </table:table-cell>
          <table:table-cell office:value-type="string">
            <text:p>&lt;- -82</text:p>
          </table:table-cell>
        </table:table-row>
        <table:table-row table:style-name="ro1">
          <table:table-cell office:value-type="string">
            <text:p>&lt;- -61</text:p>
          </table:table-cell>
          <table:table-cell office:value-type="string">
            <text:p>&lt;- -62</text:p>
          </table:table-cell>
          <table:table-cell office:value-type="string">
            <text:p>&lt;- -66</text:p>
          </table:table-cell>
          <table:table-cell office:value-type="string">
            <text:p>&lt;- -67</text:p>
          </table:table-cell>
          <table:table-cell office:value-type="string">
            <text:p>&lt;- -68</text:p>
          </table:table-cell>
          <table:table-cell office:value-type="string">
            <text:p>&lt;- -64</text:p>
          </table:table-cell>
          <table:table-cell office:value-type="string">
            <text:p>&lt;- -67</text:p>
          </table:table-cell>
          <table:table-cell office:value-type="string">
            <text:p>&lt;- -74</text:p>
          </table:table-cell>
          <table:table-cell office:value-type="string">
            <text:p>&lt;- -65</text:p>
          </table:table-cell>
          <table:table-cell table:number-columns-repeated="2" office:value-type="string">
            <text:p>&lt;- -70</text:p>
          </table:table-cell>
          <table:table-cell office:value-type="string">
            <text:p>&lt;- -76</text:p>
          </table:table-cell>
          <table:table-cell office:value-type="string">
            <text:p>&lt;- -77</text:p>
          </table:table-cell>
          <table:table-cell office:value-type="string">
            <text:p>&lt;- -76</text:p>
          </table:table-cell>
          <table:table-cell office:value-type="string">
            <text:p>&lt;- -78</text:p>
          </table:table-cell>
          <table:table-cell office:value-type="string">
            <text:p>&lt;- -84</text:p>
          </table:table-cell>
          <table:table-cell office:value-type="string">
            <text:p>&lt;- -78</text:p>
          </table:table-cell>
          <table:table-cell office:value-type="string">
            <text:p>&lt;- -79</text:p>
          </table:table-cell>
          <table:table-cell office:value-type="string">
            <text:p>&lt;- -82</text:p>
          </table:table-cell>
        </table:table-row>
        <table:table-row table:style-name="ro1">
          <table:table-cell table:number-columns-repeated="2" office:value-type="string">
            <text:p>&lt;- -62</text:p>
          </table:table-cell>
          <table:table-cell office:value-type="string">
            <text:p>&lt;- -66</text:p>
          </table:table-cell>
          <table:table-cell office:value-type="string">
            <text:p>&lt;- -67</text:p>
          </table:table-cell>
          <table:table-cell office:value-type="string">
            <text:p>&lt;- -68</text:p>
          </table:table-cell>
          <table:table-cell office:value-type="string">
            <text:p>&lt;- -64</text:p>
          </table:table-cell>
          <table:table-cell office:value-type="string">
            <text:p>&lt;- -67</text:p>
          </table:table-cell>
          <table:table-cell office:value-type="string">
            <text:p>&lt;- -74</text:p>
          </table:table-cell>
          <table:table-cell office:value-type="string">
            <text:p>&lt;- -65</text:p>
          </table:table-cell>
          <table:table-cell table:number-columns-repeated="2" office:value-type="string">
            <text:p>&lt;- -70</text:p>
          </table:table-cell>
          <table:table-cell office:value-type="string">
            <text:p>&lt;- -77</text:p>
          </table:table-cell>
          <table:table-cell office:value-type="string">
            <text:p>&lt;- -78</text:p>
          </table:table-cell>
          <table:table-cell office:value-type="string">
            <text:p>&lt;- -76</text:p>
          </table:table-cell>
          <table:table-cell office:value-type="string">
            <text:p>&lt;- -78</text:p>
          </table:table-cell>
          <table:table-cell office:value-type="string">
            <text:p>&lt;- -85</text:p>
          </table:table-cell>
          <table:table-cell office:value-type="string">
            <text:p>&lt;- -78</text:p>
          </table:table-cell>
          <table:table-cell office:value-type="string">
            <text:p>&lt;- -80</text:p>
          </table:table-cell>
          <table:table-cell office:value-type="string">
            <text:p>&lt;- -82</text:p>
          </table:table-cell>
        </table:table-row>
        <table:table-row table:style-name="ro1">
          <table:table-cell table:number-columns-repeated="2" office:value-type="string">
            <text:p>&lt;- -62</text:p>
          </table:table-cell>
          <table:table-cell office:value-type="string">
            <text:p>&lt;- -67</text:p>
          </table:table-cell>
          <table:table-cell table:number-columns-repeated="2" office:value-type="string">
            <text:p>&lt;- -68</text:p>
          </table:table-cell>
          <table:table-cell office:value-type="string">
            <text:p>&lt;- -64</text:p>
          </table:table-cell>
          <table:table-cell office:value-type="string">
            <text:p>&lt;- -67</text:p>
          </table:table-cell>
          <table:table-cell office:value-type="string">
            <text:p>&lt;- -74</text:p>
          </table:table-cell>
          <table:table-cell office:value-type="string">
            <text:p>&lt;- -65</text:p>
          </table:table-cell>
          <table:table-cell table:number-columns-repeated="2" office:value-type="string">
            <text:p>&lt;- -70</text:p>
          </table:table-cell>
          <table:table-cell office:value-type="string">
            <text:p>&lt;- -77</text:p>
          </table:table-cell>
          <table:table-cell office:value-type="string">
            <text:p>&lt;- -78</text:p>
          </table:table-cell>
          <table:table-cell office:value-type="string">
            <text:p>&lt;- -76</text:p>
          </table:table-cell>
          <table:table-cell office:value-type="string">
            <text:p>&lt;- -78</text:p>
          </table:table-cell>
          <table:table-cell office:value-type="string">
            <text:p>&lt;- -85</text:p>
          </table:table-cell>
          <table:table-cell office:value-type="string">
            <text:p>&lt;- -78</text:p>
          </table:table-cell>
          <table:table-cell office:value-type="string">
            <text:p>&lt;- -80</text:p>
          </table:table-cell>
          <table:table-cell office:value-type="string">
            <text:p>&lt;- -82</text:p>
          </table:table-cell>
        </table:table-row>
        <table:table-row table:style-name="ro1">
          <table:table-cell table:number-columns-repeated="2" office:value-type="string">
            <text:p>&lt;- -62</text:p>
          </table:table-cell>
          <table:table-cell office:value-type="string">
            <text:p>&lt;- -67</text:p>
          </table:table-cell>
          <table:table-cell table:number-columns-repeated="2" office:value-type="string">
            <text:p>&lt;- -68</text:p>
          </table:table-cell>
          <table:table-cell office:value-type="string">
            <text:p>&lt;- -64</text:p>
          </table:table-cell>
          <table:table-cell office:value-type="string">
            <text:p>&lt;- -67</text:p>
          </table:table-cell>
          <table:table-cell office:value-type="string">
            <text:p>&lt;- -74</text:p>
          </table:table-cell>
          <table:table-cell office:value-type="string">
            <text:p>&lt;- -66</text:p>
          </table:table-cell>
          <table:table-cell table:number-columns-repeated="2" office:value-type="string">
            <text:p>&lt;- -70</text:p>
          </table:table-cell>
          <table:table-cell office:value-type="string">
            <text:p>&lt;- -77</text:p>
          </table:table-cell>
          <table:table-cell office:value-type="string">
            <text:p>&lt;- -78</text:p>
          </table:table-cell>
          <table:table-cell office:value-type="string">
            <text:p>&lt;- -76</text:p>
          </table:table-cell>
          <table:table-cell office:value-type="string">
            <text:p>&lt;- -78</text:p>
          </table:table-cell>
          <table:table-cell office:value-type="string">
            <text:p>&lt;- -85</text:p>
          </table:table-cell>
          <table:table-cell office:value-type="string">
            <text:p>&lt;- -78</text:p>
          </table:table-cell>
          <table:table-cell office:value-type="string">
            <text:p>&lt;- -80</text:p>
          </table:table-cell>
          <table:table-cell office:value-type="string">
            <text:p>&lt;- -82</text:p>
          </table:table-cell>
        </table:table-row>
        <table:table-row table:style-name="ro1">
          <table:table-cell table:number-columns-repeated="2" office:value-type="string">
            <text:p>&lt;- -62</text:p>
          </table:table-cell>
          <table:table-cell office:value-type="string">
            <text:p>&lt;- -67</text:p>
          </table:table-cell>
          <table:table-cell table:number-columns-repeated="2" office:value-type="string">
            <text:p>&lt;- -68</text:p>
          </table:table-cell>
          <table:table-cell office:value-type="string">
            <text:p>&lt;- -64</text:p>
          </table:table-cell>
          <table:table-cell office:value-type="string">
            <text:p>&lt;- -68</text:p>
          </table:table-cell>
          <table:table-cell office:value-type="string">
            <text:p>&lt;- -74</text:p>
          </table:table-cell>
          <table:table-cell office:value-type="string">
            <text:p>&lt;- -66</text:p>
          </table:table-cell>
          <table:table-cell table:number-columns-repeated="2" office:value-type="string">
            <text:p>&lt;- -70</text:p>
          </table:table-cell>
          <table:table-cell office:value-type="string">
            <text:p>&lt;- -77</text:p>
          </table:table-cell>
          <table:table-cell office:value-type="string">
            <text:p>&lt;- -78</text:p>
          </table:table-cell>
          <table:table-cell office:value-type="string">
            <text:p>&lt;- -76</text:p>
          </table:table-cell>
          <table:table-cell office:value-type="string">
            <text:p>&lt;- -78</text:p>
          </table:table-cell>
          <table:table-cell office:value-type="string">
            <text:p>&lt;- -85</text:p>
          </table:table-cell>
          <table:table-cell office:value-type="string">
            <text:p>&lt;- -78</text:p>
          </table:table-cell>
          <table:table-cell office:value-type="string">
            <text:p>&lt;- -80</text:p>
          </table:table-cell>
          <table:table-cell office:value-type="string">
            <text:p>&lt;- -82</text:p>
          </table:table-cell>
        </table:table-row>
        <table:table-row table:style-name="ro1">
          <table:table-cell table:number-columns-repeated="2" office:value-type="string">
            <text:p>&lt;- -62</text:p>
          </table:table-cell>
          <table:table-cell office:value-type="string">
            <text:p>&lt;- -67</text:p>
          </table:table-cell>
          <table:table-cell table:number-columns-repeated="2" office:value-type="string">
            <text:p>&lt;- -68</text:p>
          </table:table-cell>
          <table:table-cell office:value-type="string">
            <text:p>&lt;- -64</text:p>
          </table:table-cell>
          <table:table-cell office:value-type="string">
            <text:p>&lt;- -68</text:p>
          </table:table-cell>
          <table:table-cell office:value-type="string">
            <text:p>&lt;- -74</text:p>
          </table:table-cell>
          <table:table-cell office:value-type="string">
            <text:p>&lt;- -66</text:p>
          </table:table-cell>
          <table:table-cell office:value-type="string">
            <text:p>&lt;- -71</text:p>
          </table:table-cell>
          <table:table-cell office:value-type="string">
            <text:p>&lt;- -70</text:p>
          </table:table-cell>
          <table:table-cell table:number-columns-repeated="2" office:value-type="string">
            <text:p>&lt;- -78</text:p>
          </table:table-cell>
          <table:table-cell office:value-type="string">
            <text:p>&lt;- -76</text:p>
          </table:table-cell>
          <table:table-cell office:value-type="string">
            <text:p>&lt;- -78</text:p>
          </table:table-cell>
          <table:table-cell office:value-type="string">
            <text:p>&lt;- -86</text:p>
          </table:table-cell>
          <table:table-cell office:value-type="string">
            <text:p>&lt;- -79</text:p>
          </table:table-cell>
          <table:table-cell office:value-type="string">
            <text:p>&lt;- -80</text:p>
          </table:table-cell>
          <table:table-cell office:value-type="string">
            <text:p>&lt;- -82</text:p>
          </table:table-cell>
        </table:table-row>
        <table:table-row table:style-name="ro1">
          <table:table-cell office:value-type="string">
            <text:p>&lt;- -62</text:p>
          </table:table-cell>
          <table:table-cell office:value-type="string">
            <text:p>&lt;- -63</text:p>
          </table:table-cell>
          <table:table-cell office:value-type="string">
            <text:p>&lt;- -67</text:p>
          </table:table-cell>
          <table:table-cell table:number-columns-repeated="2" office:value-type="string">
            <text:p>&lt;- -68</text:p>
          </table:table-cell>
          <table:table-cell office:value-type="string">
            <text:p>&lt;- -64</text:p>
          </table:table-cell>
          <table:table-cell office:value-type="string">
            <text:p>&lt;- -68</text:p>
          </table:table-cell>
          <table:table-cell office:value-type="string">
            <text:p>&lt;- -74</text:p>
          </table:table-cell>
          <table:table-cell office:value-type="string">
            <text:p>&lt;- -66</text:p>
          </table:table-cell>
          <table:table-cell office:value-type="string">
            <text:p>&lt;- -71</text:p>
          </table:table-cell>
          <table:table-cell office:value-type="string">
            <text:p>&lt;- -70</text:p>
          </table:table-cell>
          <table:table-cell table:number-columns-repeated="2" office:value-type="string">
            <text:p>&lt;- -78</text:p>
          </table:table-cell>
          <table:table-cell office:value-type="string">
            <text:p>&lt;- -76</text:p>
          </table:table-cell>
          <table:table-cell office:value-type="string">
            <text:p>&lt;- -79</text:p>
          </table:table-cell>
          <table:table-cell office:value-type="string">
            <text:p>&lt;- -86</text:p>
          </table:table-cell>
          <table:table-cell office:value-type="string">
            <text:p>&lt;- -79</text:p>
          </table:table-cell>
          <table:table-cell office:value-type="string">
            <text:p>&lt;- -80</text:p>
          </table:table-cell>
          <table:table-cell office:value-type="string">
            <text:p>&lt;- -82</text:p>
          </table:table-cell>
        </table:table-row>
        <table:table-row table:style-name="ro1">
          <table:table-cell table:number-columns-repeated="2" office:value-type="string">
            <text:p>&lt;- -63</text:p>
          </table:table-cell>
          <table:table-cell office:value-type="string">
            <text:p>&lt;- -67</text:p>
          </table:table-cell>
          <table:table-cell table:number-columns-repeated="2" office:value-type="string">
            <text:p>&lt;- -68</text:p>
          </table:table-cell>
          <table:table-cell office:value-type="string">
            <text:p>&lt;- -65</text:p>
          </table:table-cell>
          <table:table-cell office:value-type="string">
            <text:p>&lt;- -68</text:p>
          </table:table-cell>
          <table:table-cell office:value-type="string">
            <text:p>&lt;- -74</text:p>
          </table:table-cell>
          <table:table-cell office:value-type="string">
            <text:p>&lt;- -66</text:p>
          </table:table-cell>
          <table:table-cell office:value-type="string">
            <text:p>&lt;- -71</text:p>
          </table:table-cell>
          <table:table-cell office:value-type="string">
            <text:p>&lt;- -70</text:p>
          </table:table-cell>
          <table:table-cell table:number-columns-repeated="2" office:value-type="string">
            <text:p>&lt;- -78</text:p>
          </table:table-cell>
          <table:table-cell office:value-type="string">
            <text:p>&lt;- -76</text:p>
          </table:table-cell>
          <table:table-cell office:value-type="string">
            <text:p>&lt;- -79</text:p>
          </table:table-cell>
          <table:table-cell office:value-type="string">
            <text:p>&lt;- -86</text:p>
          </table:table-cell>
          <table:table-cell office:value-type="string">
            <text:p>&lt;- -79</text:p>
          </table:table-cell>
          <table:table-cell office:value-type="string">
            <text:p>&lt;- -80</text:p>
          </table:table-cell>
          <table:table-cell office:value-type="string">
            <text:p>&lt;- -82</text:p>
          </table:table-cell>
        </table:table-row>
        <table:table-row table:style-name="ro1">
          <table:table-cell table:number-columns-repeated="2" office:value-type="string">
            <text:p>&lt;- -63</text:p>
          </table:table-cell>
          <table:table-cell office:value-type="string">
            <text:p>&lt;- -68</text:p>
          </table:table-cell>
          <table:table-cell office:value-type="string">
            <text:p>&lt;- -69</text:p>
          </table:table-cell>
          <table:table-cell office:value-type="string">
            <text:p>&lt;- -68</text:p>
          </table:table-cell>
          <table:table-cell office:value-type="string">
            <text:p>&lt;- -65</text:p>
          </table:table-cell>
          <table:table-cell office:value-type="string">
            <text:p>&lt;- -68</text:p>
          </table:table-cell>
          <table:table-cell office:value-type="string">
            <text:p>&lt;- -74</text:p>
          </table:table-cell>
          <table:table-cell office:value-type="string">
            <text:p>&lt;- -66</text:p>
          </table:table-cell>
          <table:table-cell table:number-columns-repeated="2" office:value-type="string">
            <text:p>&lt;- -71</text:p>
          </table:table-cell>
          <table:table-cell table:number-columns-repeated="2" office:value-type="string">
            <text:p>&lt;- -78</text:p>
          </table:table-cell>
          <table:table-cell office:value-type="string">
            <text:p>&lt;- -77</text:p>
          </table:table-cell>
          <table:table-cell office:value-type="string">
            <text:p>&lt;- -79</text:p>
          </table:table-cell>
          <table:table-cell office:value-type="string">
            <text:p>&lt;- -86</text:p>
          </table:table-cell>
          <table:table-cell table:number-columns-repeated="2" office:value-type="string">
            <text:p>&lt;- -80</text:p>
          </table:table-cell>
          <table:table-cell office:value-type="string">
            <text:p>&lt;- -83</text:p>
          </table:table-cell>
        </table:table-row>
        <table:table-row table:style-name="ro1">
          <table:table-cell office:value-type="string">
            <text:p>&lt;- -64</text:p>
          </table:table-cell>
          <table:table-cell office:value-type="string">
            <text:p>&lt;- -63</text:p>
          </table:table-cell>
          <table:table-cell office:value-type="string">
            <text:p>&lt;- -68</text:p>
          </table:table-cell>
          <table:table-cell office:value-type="string">
            <text:p>&lt;- -69</text:p>
          </table:table-cell>
          <table:table-cell office:value-type="string">
            <text:p>&lt;- -68</text:p>
          </table:table-cell>
          <table:table-cell office:value-type="string">
            <text:p>&lt;- -65</text:p>
          </table:table-cell>
          <table:table-cell office:value-type="string">
            <text:p>&lt;- -68</text:p>
          </table:table-cell>
          <table:table-cell office:value-type="string">
            <text:p>&lt;- -74</text:p>
          </table:table-cell>
          <table:table-cell office:value-type="string">
            <text:p>&lt;- -66</text:p>
          </table:table-cell>
          <table:table-cell table:number-columns-repeated="2" office:value-type="string">
            <text:p>&lt;- -71</text:p>
          </table:table-cell>
          <table:table-cell table:number-columns-repeated="2" office:value-type="string">
            <text:p>&lt;- -78</text:p>
          </table:table-cell>
          <table:table-cell office:value-type="string">
            <text:p>&lt;- -77</text:p>
          </table:table-cell>
          <table:table-cell office:value-type="string">
            <text:p>&lt;- -79</text:p>
          </table:table-cell>
          <table:table-cell office:value-type="string">
            <text:p>&lt;- -87</text:p>
          </table:table-cell>
          <table:table-cell office:value-type="string">
            <text:p>&lt;- -80</text:p>
          </table:table-cell>
          <table:table-cell office:value-type="string">
            <text:p>&lt;- -81</text:p>
          </table:table-cell>
          <table:table-cell office:value-type="string">
            <text:p>&lt;- -84</text:p>
          </table:table-cell>
        </table:table-row>
        <table:table-row table:style-name="ro1">
          <table:table-cell office:value-type="string">
            <text:p>&lt;- -64</text:p>
          </table:table-cell>
          <table:table-cell office:value-type="string">
            <text:p>&lt;- -63</text:p>
          </table:table-cell>
          <table:table-cell office:value-type="string">
            <text:p>&lt;- -68</text:p>
          </table:table-cell>
          <table:table-cell office:value-type="string">
            <text:p>&lt;- -69</text:p>
          </table:table-cell>
          <table:table-cell office:value-type="string">
            <text:p>&lt;- -68</text:p>
          </table:table-cell>
          <table:table-cell office:value-type="string">
            <text:p>&lt;- -65</text:p>
          </table:table-cell>
          <table:table-cell office:value-type="string">
            <text:p>&lt;- -68</text:p>
          </table:table-cell>
          <table:table-cell office:value-type="string">
            <text:p>&lt;- -74</text:p>
          </table:table-cell>
          <table:table-cell office:value-type="string">
            <text:p>&lt;- -66</text:p>
          </table:table-cell>
          <table:table-cell table:number-columns-repeated="2" office:value-type="string">
            <text:p>&lt;- -71</text:p>
          </table:table-cell>
          <table:table-cell office:value-type="string">
            <text:p>&lt;- -78</text:p>
          </table:table-cell>
          <table:table-cell office:value-type="string">
            <text:p>&lt;- -79</text:p>
          </table:table-cell>
          <table:table-cell office:value-type="string">
            <text:p>&lt;- -77</text:p>
          </table:table-cell>
          <table:table-cell office:value-type="string">
            <text:p>&lt;- -80</text:p>
          </table:table-cell>
          <table:table-cell office:value-type="string">
            <text:p>&lt;- -87</text:p>
          </table:table-cell>
          <table:table-cell office:value-type="string">
            <text:p>&lt;- -80</text:p>
          </table:table-cell>
          <table:table-cell office:value-type="string">
            <text:p>&lt;- -81</text:p>
          </table:table-cell>
          <table:table-cell office:value-type="string">
            <text:p>&lt;- -84</text:p>
          </table:table-cell>
        </table:table-row>
        <table:table-row table:style-name="ro1">
          <table:table-cell office:value-type="string">
            <text:p>&lt;- -64</text:p>
          </table:table-cell>
          <table:table-cell office:value-type="string">
            <text:p>&lt;- -63</text:p>
          </table:table-cell>
          <table:table-cell office:value-type="string">
            <text:p>&lt;- -68</text:p>
          </table:table-cell>
          <table:table-cell office:value-type="string">
            <text:p>&lt;- -69</text:p>
          </table:table-cell>
          <table:table-cell office:value-type="string">
            <text:p>&lt;- -68</text:p>
          </table:table-cell>
          <table:table-cell office:value-type="string">
            <text:p>&lt;- -65</text:p>
          </table:table-cell>
          <table:table-cell office:value-type="string">
            <text:p>&lt;- -68</text:p>
          </table:table-cell>
          <table:table-cell office:value-type="string">
            <text:p>&lt;- -74</text:p>
          </table:table-cell>
          <table:table-cell office:value-type="string">
            <text:p>&lt;- -66</text:p>
          </table:table-cell>
          <table:table-cell table:number-columns-repeated="2" office:value-type="string">
            <text:p>&lt;- -71</text:p>
          </table:table-cell>
          <table:table-cell office:value-type="string">
            <text:p>&lt;- -78</text:p>
          </table:table-cell>
          <table:table-cell office:value-type="string">
            <text:p>&lt;- -79</text:p>
          </table:table-cell>
          <table:table-cell office:value-type="string">
            <text:p>&lt;- -77</text:p>
          </table:table-cell>
          <table:table-cell office:value-type="string">
            <text:p>&lt;- -80</text:p>
          </table:table-cell>
          <table:table-cell office:value-type="string">
            <text:p>&lt;- -87</text:p>
          </table:table-cell>
          <table:table-cell office:value-type="string">
            <text:p>&lt;- -80</text:p>
          </table:table-cell>
          <table:table-cell office:value-type="string">
            <text:p>&lt;- -82</text:p>
          </table:table-cell>
          <table:table-cell office:value-type="string">
            <text:p>&lt;- -84</text:p>
          </table:table-cell>
        </table:table-row>
        <table:table-row table:style-name="ro1">
          <table:table-cell office:value-type="string">
            <text:p>&lt;- -64</text:p>
          </table:table-cell>
          <table:table-cell office:value-type="string">
            <text:p>&lt;- -63</text:p>
          </table:table-cell>
          <table:table-cell office:value-type="string">
            <text:p>&lt;- -68</text:p>
          </table:table-cell>
          <table:table-cell office:value-type="string">
            <text:p>&lt;- -69</text:p>
          </table:table-cell>
          <table:table-cell office:value-type="string">
            <text:p>&lt;- -68</text:p>
          </table:table-cell>
          <table:table-cell office:value-type="string">
            <text:p>&lt;- -65</text:p>
          </table:table-cell>
          <table:table-cell office:value-type="string">
            <text:p>&lt;- -68</text:p>
          </table:table-cell>
          <table:table-cell office:value-type="string">
            <text:p>&lt;- -75</text:p>
          </table:table-cell>
          <table:table-cell office:value-type="string">
            <text:p>&lt;- -66</text:p>
          </table:table-cell>
          <table:table-cell table:number-columns-repeated="2" office:value-type="string">
            <text:p>&lt;- -71</text:p>
          </table:table-cell>
          <table:table-cell office:value-type="string">
            <text:p>&lt;- -78</text:p>
          </table:table-cell>
          <table:table-cell office:value-type="string">
            <text:p>&lt;- -79</text:p>
          </table:table-cell>
          <table:table-cell office:value-type="string">
            <text:p>&lt;- -77</text:p>
          </table:table-cell>
          <table:table-cell office:value-type="string">
            <text:p>&lt;- -81</text:p>
          </table:table-cell>
          <table:table-cell office:value-type="string">
            <text:p>&lt;- -88</text:p>
          </table:table-cell>
          <table:table-cell office:value-type="string">
            <text:p>&lt;- -80</text:p>
          </table:table-cell>
          <table:table-cell office:value-type="string">
            <text:p>&lt;- -82</text:p>
          </table:table-cell>
          <table:table-cell office:value-type="string">
            <text:p>&lt;- -85</text:p>
          </table:table-cell>
        </table:table-row>
        <table:table-row table:style-name="ro1">
          <table:table-cell office:value-type="string">
            <text:p>&lt;- -64</text:p>
          </table:table-cell>
          <table:table-cell office:value-type="string">
            <text:p>&lt;- -63</text:p>
          </table:table-cell>
          <table:table-cell office:value-type="string">
            <text:p>&lt;- -68</text:p>
          </table:table-cell>
          <table:table-cell office:value-type="string">
            <text:p>&lt;- -69</text:p>
          </table:table-cell>
          <table:table-cell office:value-type="string">
            <text:p>&lt;- -68</text:p>
          </table:table-cell>
          <table:table-cell office:value-type="string">
            <text:p>&lt;- -65</text:p>
          </table:table-cell>
          <table:table-cell office:value-type="string">
            <text:p>&lt;- -68</text:p>
          </table:table-cell>
          <table:table-cell office:value-type="string">
            <text:p>&lt;- -75</text:p>
          </table:table-cell>
          <table:table-cell office:value-type="string">
            <text:p>&lt;- -66</text:p>
          </table:table-cell>
          <table:table-cell table:number-columns-repeated="2" office:value-type="string">
            <text:p>&lt;- -72</text:p>
          </table:table-cell>
          <table:table-cell office:value-type="string">
            <text:p>&lt;- -78</text:p>
          </table:table-cell>
          <table:table-cell office:value-type="string">
            <text:p>&lt;- -79</text:p>
          </table:table-cell>
          <table:table-cell office:value-type="string">
            <text:p>&lt;- -77</text:p>
          </table:table-cell>
          <table:table-cell office:value-type="string">
            <text:p>&lt;- -81</text:p>
          </table:table-cell>
          <table:table-cell office:value-type="string">
            <text:p>&lt;- -88</text:p>
          </table:table-cell>
          <table:table-cell office:value-type="string">
            <text:p>&lt;- -80</text:p>
          </table:table-cell>
          <table:table-cell office:value-type="string">
            <text:p>&lt;- -82</text:p>
          </table:table-cell>
          <table:table-cell office:value-type="string">
            <text:p>&lt;- -85</text:p>
          </table:table-cell>
        </table:table-row>
        <table:table-row table:style-name="ro1">
          <table:table-cell office:value-type="string">
            <text:p>&lt;- -64</text:p>
          </table:table-cell>
          <table:table-cell office:value-type="string">
            <text:p>&lt;- -63</text:p>
          </table:table-cell>
          <table:table-cell office:value-type="string">
            <text:p>&lt;- -68</text:p>
          </table:table-cell>
          <table:table-cell office:value-type="string">
            <text:p>&lt;- -69</text:p>
          </table:table-cell>
          <table:table-cell office:value-type="string">
            <text:p>&lt;- -68</text:p>
          </table:table-cell>
          <table:table-cell office:value-type="string">
            <text:p>&lt;- -66</text:p>
          </table:table-cell>
          <table:table-cell office:value-type="string">
            <text:p>&lt;- -68</text:p>
          </table:table-cell>
          <table:table-cell office:value-type="string">
            <text:p>&lt;- -75</text:p>
          </table:table-cell>
          <table:table-cell office:value-type="string">
            <text:p>&lt;- -66</text:p>
          </table:table-cell>
          <table:table-cell table:number-columns-repeated="2" office:value-type="string">
            <text:p>&lt;- -72</text:p>
          </table:table-cell>
          <table:table-cell office:value-type="string">
            <text:p>&lt;- -78</text:p>
          </table:table-cell>
          <table:table-cell office:value-type="string">
            <text:p>&lt;- -80</text:p>
          </table:table-cell>
          <table:table-cell office:value-type="string">
            <text:p>&lt;- -78</text:p>
          </table:table-cell>
          <table:table-cell office:value-type="string">
            <text:p>&lt;- -81</text:p>
          </table:table-cell>
          <table:table-cell office:value-type="string">
            <text:p>&lt;- -88</text:p>
          </table:table-cell>
          <table:table-cell office:value-type="string">
            <text:p>&lt;- -80</text:p>
          </table:table-cell>
          <table:table-cell office:value-type="string">
            <text:p>&lt;- -82</text:p>
          </table:table-cell>
          <table:table-cell office:value-type="string">
            <text:p>&lt;- -85</text:p>
          </table:table-cell>
        </table:table-row>
        <table:table-row table:style-name="ro1">
          <table:table-cell office:value-type="string">
            <text:p>&lt;- -64</text:p>
          </table:table-cell>
          <table:table-cell office:value-type="string">
            <text:p>&lt;- -63</text:p>
          </table:table-cell>
          <table:table-cell office:value-type="string">
            <text:p>&lt;- -68</text:p>
          </table:table-cell>
          <table:table-cell table:number-columns-repeated="2" office:value-type="string">
            <text:p>&lt;- -69</text:p>
          </table:table-cell>
          <table:table-cell office:value-type="string">
            <text:p>&lt;- -66</text:p>
          </table:table-cell>
          <table:table-cell office:value-type="string">
            <text:p>&lt;- -68</text:p>
          </table:table-cell>
          <table:table-cell office:value-type="string">
            <text:p>&lt;- -75</text:p>
          </table:table-cell>
          <table:table-cell office:value-type="string">
            <text:p>&lt;- -66</text:p>
          </table:table-cell>
          <table:table-cell table:number-columns-repeated="2" office:value-type="string">
            <text:p>&lt;- -72</text:p>
          </table:table-cell>
          <table:table-cell office:value-type="string">
            <text:p>&lt;- -78</text:p>
          </table:table-cell>
          <table:table-cell office:value-type="string">
            <text:p>&lt;- -80</text:p>
          </table:table-cell>
          <table:table-cell office:value-type="string">
            <text:p>&lt;- -78</text:p>
          </table:table-cell>
          <table:table-cell office:value-type="string">
            <text:p>&lt;- -81</text:p>
          </table:table-cell>
          <table:table-cell office:value-type="string">
            <text:p>&lt;- -88</text:p>
          </table:table-cell>
          <table:table-cell office:value-type="string">
            <text:p>&lt;- -80</text:p>
          </table:table-cell>
          <table:table-cell office:value-type="string">
            <text:p>&lt;- -82</text:p>
          </table:table-cell>
          <table:table-cell office:value-type="string">
            <text:p>&lt;- -85</text:p>
          </table:table-cell>
        </table:table-row>
        <table:table-row table:style-name="ro1">
          <table:table-cell table:number-columns-repeated="2" office:value-type="string">
            <text:p>&lt;- -64</text:p>
          </table:table-cell>
          <table:table-cell office:value-type="string">
            <text:p>&lt;- -68</text:p>
          </table:table-cell>
          <table:table-cell office:value-type="string">
            <text:p>&lt;- -70</text:p>
          </table:table-cell>
          <table:table-cell office:value-type="string">
            <text:p>&lt;- -69</text:p>
          </table:table-cell>
          <table:table-cell office:value-type="string">
            <text:p>&lt;- -66</text:p>
          </table:table-cell>
          <table:table-cell office:value-type="string">
            <text:p>&lt;- -68</text:p>
          </table:table-cell>
          <table:table-cell office:value-type="string">
            <text:p>&lt;- -75</text:p>
          </table:table-cell>
          <table:table-cell office:value-type="string">
            <text:p>&lt;- -66</text:p>
          </table:table-cell>
          <table:table-cell table:number-columns-repeated="2" office:value-type="string">
            <text:p>&lt;- -72</text:p>
          </table:table-cell>
          <table:table-cell office:value-type="string">
            <text:p>&lt;- -78</text:p>
          </table:table-cell>
          <table:table-cell office:value-type="string">
            <text:p>&lt;- -80</text:p>
          </table:table-cell>
          <table:table-cell office:value-type="string">
            <text:p>&lt;- -78</text:p>
          </table:table-cell>
          <table:table-cell office:value-type="string">
            <text:p>&lt;- -81</text:p>
          </table:table-cell>
          <table:table-cell office:value-type="string">
            <text:p>&lt;- -89</text:p>
          </table:table-cell>
          <table:table-cell office:value-type="string">
            <text:p>&lt;- -81</text:p>
          </table:table-cell>
          <table:table-cell office:value-type="string">
            <text:p>&lt;- -83</text:p>
          </table:table-cell>
          <table:table-cell office:value-type="string">
            <text:p>&lt;- -86</text:p>
          </table:table-cell>
        </table:table-row>
        <table:table-row table:style-name="ro1">
          <table:table-cell table:number-columns-repeated="2" office:value-type="string">
            <text:p>&lt;- -64</text:p>
          </table:table-cell>
          <table:table-cell office:value-type="string">
            <text:p>&lt;- -68</text:p>
          </table:table-cell>
          <table:table-cell office:value-type="string">
            <text:p>&lt;- -70</text:p>
          </table:table-cell>
          <table:table-cell office:value-type="string">
            <text:p>&lt;- -69</text:p>
          </table:table-cell>
          <table:table-cell office:value-type="string">
            <text:p>&lt;- -67</text:p>
          </table:table-cell>
          <table:table-cell office:value-type="string">
            <text:p>&lt;- -68</text:p>
          </table:table-cell>
          <table:table-cell office:value-type="string">
            <text:p>&lt;- -75</text:p>
          </table:table-cell>
          <table:table-cell office:value-type="string">
            <text:p>&lt;- -66</text:p>
          </table:table-cell>
          <table:table-cell office:value-type="string">
            <text:p>&lt;- -72</text:p>
          </table:table-cell>
          <table:table-cell office:value-type="string">
            <text:p>&lt;- -73</text:p>
          </table:table-cell>
          <table:table-cell office:value-type="string">
            <text:p>&lt;- -79</text:p>
          </table:table-cell>
          <table:table-cell office:value-type="string">
            <text:p>&lt;- -80</text:p>
          </table:table-cell>
          <table:table-cell office:value-type="string">
            <text:p>&lt;- -78</text:p>
          </table:table-cell>
          <table:table-cell office:value-type="string">
            <text:p>&lt;- -81</text:p>
          </table:table-cell>
          <table:table-cell office:value-type="string">
            <text:p>&lt;- -89</text:p>
          </table:table-cell>
          <table:table-cell office:value-type="string">
            <text:p>&lt;- -81</text:p>
          </table:table-cell>
          <table:table-cell office:value-type="string">
            <text:p>&lt;- -83</text:p>
          </table:table-cell>
          <table:table-cell office:value-type="string">
            <text:p>&lt;- -86</text:p>
          </table:table-cell>
        </table:table-row>
        <table:table-row table:style-name="ro1">
          <table:table-cell office:value-type="string">
            <text:p>&lt;- -65</text:p>
          </table:table-cell>
          <table:table-cell office:value-type="string">
            <text:p>&lt;- -64</text:p>
          </table:table-cell>
          <table:table-cell office:value-type="string">
            <text:p>&lt;- -68</text:p>
          </table:table-cell>
          <table:table-cell office:value-type="string">
            <text:p>&lt;- -70</text:p>
          </table:table-cell>
          <table:table-cell office:value-type="string">
            <text:p>&lt;- -69</text:p>
          </table:table-cell>
          <table:table-cell office:value-type="string">
            <text:p>&lt;- -67</text:p>
          </table:table-cell>
          <table:table-cell office:value-type="string">
            <text:p>&lt;- -68</text:p>
          </table:table-cell>
          <table:table-cell office:value-type="string">
            <text:p>&lt;- -75</text:p>
          </table:table-cell>
          <table:table-cell office:value-type="string">
            <text:p>&lt;- -66</text:p>
          </table:table-cell>
          <table:table-cell office:value-type="string">
            <text:p>&lt;- -72</text:p>
          </table:table-cell>
          <table:table-cell office:value-type="string">
            <text:p>&lt;- -74</text:p>
          </table:table-cell>
          <table:table-cell office:value-type="string">
            <text:p>&lt;- -79</text:p>
          </table:table-cell>
          <table:table-cell office:value-type="string">
            <text:p>&lt;- -80</text:p>
          </table:table-cell>
          <table:table-cell office:value-type="string">
            <text:p>&lt;- -78</text:p>
          </table:table-cell>
          <table:table-cell office:value-type="string">
            <text:p>&lt;- -82</text:p>
          </table:table-cell>
          <table:table-cell office:value-type="string">
            <text:p>&lt;- -89</text:p>
          </table:table-cell>
          <table:table-cell office:value-type="string">
            <text:p>&lt;- -81</text:p>
          </table:table-cell>
          <table:table-cell office:value-type="string">
            <text:p>&lt;- -83</text:p>
          </table:table-cell>
          <table:table-cell office:value-type="string">
            <text:p>&lt;- -86</text:p>
          </table:table-cell>
        </table:table-row>
        <table:table-row table:style-name="ro1">
          <table:table-cell office:value-type="string">
            <text:p>&lt;- -65</text:p>
          </table:table-cell>
          <table:table-cell office:value-type="string">
            <text:p>&lt;- -64</text:p>
          </table:table-cell>
          <table:table-cell office:value-type="string">
            <text:p>&lt;- -68</text:p>
          </table:table-cell>
          <table:table-cell office:value-type="string">
            <text:p>&lt;- -70</text:p>
          </table:table-cell>
          <table:table-cell office:value-type="string">
            <text:p>&lt;- -69</text:p>
          </table:table-cell>
          <table:table-cell table:number-columns-repeated="2" office:value-type="string">
            <text:p>&lt;- -68</text:p>
          </table:table-cell>
          <table:table-cell office:value-type="string">
            <text:p>&lt;- -76</text:p>
          </table:table-cell>
          <table:table-cell office:value-type="string">
            <text:p>&lt;- -66</text:p>
          </table:table-cell>
          <table:table-cell office:value-type="string">
            <text:p>&lt;- -72</text:p>
          </table:table-cell>
          <table:table-cell office:value-type="string">
            <text:p>&lt;- -74</text:p>
          </table:table-cell>
          <table:table-cell office:value-type="string">
            <text:p>&lt;- -79</text:p>
          </table:table-cell>
          <table:table-cell office:value-type="string">
            <text:p>&lt;- -81</text:p>
          </table:table-cell>
          <table:table-cell office:value-type="string">
            <text:p>&lt;- -78</text:p>
          </table:table-cell>
          <table:table-cell office:value-type="string">
            <text:p>&lt;- -82</text:p>
          </table:table-cell>
          <table:table-cell office:value-type="string">
            <text:p>&lt;- -89</text:p>
          </table:table-cell>
          <table:table-cell office:value-type="string">
            <text:p>&lt;- -82</text:p>
          </table:table-cell>
          <table:table-cell office:value-type="string">
            <text:p>&lt;- -84</text:p>
          </table:table-cell>
          <table:table-cell office:value-type="string">
            <text:p>&lt;- -86</text:p>
          </table:table-cell>
        </table:table-row>
        <table:table-row table:style-name="ro1">
          <table:table-cell office:value-type="string">
            <text:p>&lt;- -66</text:p>
          </table:table-cell>
          <table:table-cell office:value-type="string">
            <text:p>&lt;- -64</text:p>
          </table:table-cell>
          <table:table-cell office:value-type="string">
            <text:p>&lt;- -68</text:p>
          </table:table-cell>
          <table:table-cell office:value-type="string">
            <text:p>&lt;- -70</text:p>
          </table:table-cell>
          <table:table-cell office:value-type="string">
            <text:p>&lt;- -69</text:p>
          </table:table-cell>
          <table:table-cell table:number-columns-repeated="2" office:value-type="string">
            <text:p>&lt;- -68</text:p>
          </table:table-cell>
          <table:table-cell office:value-type="string">
            <text:p>&lt;- -76</text:p>
          </table:table-cell>
          <table:table-cell office:value-type="string">
            <text:p>&lt;- -66</text:p>
          </table:table-cell>
          <table:table-cell office:value-type="string">
            <text:p>&lt;- -72</text:p>
          </table:table-cell>
          <table:table-cell office:value-type="string">
            <text:p>&lt;- -74</text:p>
          </table:table-cell>
          <table:table-cell office:value-type="string">
            <text:p>&lt;- -80</text:p>
          </table:table-cell>
          <table:table-cell office:value-type="string">
            <text:p>&lt;- -81</text:p>
          </table:table-cell>
          <table:table-cell office:value-type="string">
            <text:p>&lt;- -79</text:p>
          </table:table-cell>
          <table:table-cell office:value-type="string">
            <text:p>&lt;- -82</text:p>
          </table:table-cell>
          <table:table-cell office:value-type="string">
            <text:p>&lt;- -89</text:p>
          </table:table-cell>
          <table:table-cell office:value-type="string">
            <text:p>&lt;- -82</text:p>
          </table:table-cell>
          <table:table-cell office:value-type="string">
            <text:p>&lt;- -84</text:p>
          </table:table-cell>
          <table:table-cell office:value-type="string">
            <text:p>&lt;- -86</text:p>
          </table:table-cell>
        </table:table-row>
        <table:table-row table:style-name="ro1">
          <table:table-cell office:value-type="string">
            <text:p>&lt;- -66</text:p>
          </table:table-cell>
          <table:table-cell office:value-type="string">
            <text:p>&lt;- -64</text:p>
          </table:table-cell>
          <table:table-cell office:value-type="string">
            <text:p>&lt;- -68</text:p>
          </table:table-cell>
          <table:table-cell office:value-type="string">
            <text:p>&lt;- -70</text:p>
          </table:table-cell>
          <table:table-cell office:value-type="string">
            <text:p>&lt;- -69</text:p>
          </table:table-cell>
          <table:table-cell table:number-columns-repeated="2" office:value-type="string">
            <text:p>&lt;- -68</text:p>
          </table:table-cell>
          <table:table-cell office:value-type="string">
            <text:p>&lt;- -76</text:p>
          </table:table-cell>
          <table:table-cell office:value-type="string">
            <text:p>&lt;- -66</text:p>
          </table:table-cell>
          <table:table-cell office:value-type="string">
            <text:p>&lt;- -72</text:p>
          </table:table-cell>
          <table:table-cell office:value-type="string">
            <text:p>&lt;- -74</text:p>
          </table:table-cell>
          <table:table-cell office:value-type="string">
            <text:p>&lt;- -80</text:p>
          </table:table-cell>
          <table:table-cell office:value-type="string">
            <text:p>&lt;- -81</text:p>
          </table:table-cell>
          <table:table-cell office:value-type="string">
            <text:p>&lt;- -79</text:p>
          </table:table-cell>
          <table:table-cell office:value-type="string">
            <text:p>&lt;- -82</text:p>
          </table:table-cell>
          <table:table-cell office:value-type="string">
            <text:p>&lt;- -89</text:p>
          </table:table-cell>
          <table:table-cell office:value-type="string">
            <text:p>&lt;- -82</text:p>
          </table:table-cell>
          <table:table-cell office:value-type="string">
            <text:p>&lt;- -84</text:p>
          </table:table-cell>
          <table:table-cell office:value-type="string">
            <text:p>&lt;- -87</text:p>
          </table:table-cell>
        </table:table-row>
        <table:table-row table:style-name="ro1">
          <table:table-cell office:value-type="string">
            <text:p>&lt;- -67</text:p>
          </table:table-cell>
          <table:table-cell office:value-type="string">
            <text:p>&lt;- -64</text:p>
          </table:table-cell>
          <table:table-cell office:value-type="string">
            <text:p>&lt;- -69</text:p>
          </table:table-cell>
          <table:table-cell table:number-columns-repeated="2" office:value-type="string">
            <text:p>&lt;- -70</text:p>
          </table:table-cell>
          <table:table-cell table:number-columns-repeated="2" office:value-type="string">
            <text:p>&lt;- -68</text:p>
          </table:table-cell>
          <table:table-cell office:value-type="string">
            <text:p>&lt;- -76</text:p>
          </table:table-cell>
          <table:table-cell office:value-type="string">
            <text:p>&lt;- -66</text:p>
          </table:table-cell>
          <table:table-cell office:value-type="string">
            <text:p>&lt;- -72</text:p>
          </table:table-cell>
          <table:table-cell office:value-type="string">
            <text:p>&lt;- -74</text:p>
          </table:table-cell>
          <table:table-cell office:value-type="string">
            <text:p>&lt;- -80</text:p>
          </table:table-cell>
          <table:table-cell office:value-type="string">
            <text:p>&lt;- -81</text:p>
          </table:table-cell>
          <table:table-cell office:value-type="string">
            <text:p>&lt;- -79</text:p>
          </table:table-cell>
          <table:table-cell office:value-type="string">
            <text:p>&lt;- -83</text:p>
          </table:table-cell>
          <table:table-cell office:value-type="string">
            <text:p>&lt;- -90</text:p>
          </table:table-cell>
          <table:table-cell office:value-type="string">
            <text:p>&lt;- -82</text:p>
          </table:table-cell>
          <table:table-cell office:value-type="string">
            <text:p>&lt;- -84</text:p>
          </table:table-cell>
          <table:table-cell office:value-type="string">
            <text:p>&lt;- -88</text:p>
          </table:table-cell>
        </table:table-row>
        <table:table-row table:style-name="ro1">
          <table:table-cell office:value-type="string">
            <text:p>&lt;- -68</text:p>
          </table:table-cell>
          <table:table-cell office:value-type="string">
            <text:p>&lt;- -64</text:p>
          </table:table-cell>
          <table:table-cell office:value-type="string">
            <text:p>&lt;- -69</text:p>
          </table:table-cell>
          <table:table-cell table:number-columns-repeated="2" office:value-type="string">
            <text:p>&lt;- -70</text:p>
          </table:table-cell>
          <table:table-cell office:value-type="string">
            <text:p>&lt;- -69</text:p>
          </table:table-cell>
          <table:table-cell office:value-type="string">
            <text:p>&lt;- -68</text:p>
          </table:table-cell>
          <table:table-cell office:value-type="string">
            <text:p>&lt;- -77</text:p>
          </table:table-cell>
          <table:table-cell office:value-type="string">
            <text:p>&lt;- -67</text:p>
          </table:table-cell>
          <table:table-cell office:value-type="string">
            <text:p>&lt;- -72</text:p>
          </table:table-cell>
          <table:table-cell office:value-type="string">
            <text:p>&lt;- -75</text:p>
          </table:table-cell>
          <table:table-cell table:number-columns-repeated="3" office:value-type="string">
            <text:p>&lt;- -81</text:p>
          </table:table-cell>
          <table:table-cell office:value-type="string">
            <text:p>&lt;- -83</text:p>
          </table:table-cell>
          <table:table-cell office:value-type="string">
            <text:p>&lt;- -90</text:p>
          </table:table-cell>
          <table:table-cell office:value-type="string">
            <text:p>&lt;- -82</text:p>
          </table:table-cell>
          <table:table-cell office:value-type="string">
            <text:p>&lt;- -84</text:p>
          </table:table-cell>
          <table:table-cell office:value-type="string">
            <text:p>&lt;- -88</text:p>
          </table:table-cell>
        </table:table-row>
        <table:table-row table:style-name="ro1">
          <table:table-cell office:value-type="string">
            <text:p>&lt;- -69</text:p>
          </table:table-cell>
          <table:table-cell office:value-type="string">
            <text:p>&lt;- -64</text:p>
          </table:table-cell>
          <table:table-cell office:value-type="string">
            <text:p>&lt;- -69</text:p>
          </table:table-cell>
          <table:table-cell office:value-type="string">
            <text:p>&lt;- -70</text:p>
          </table:table-cell>
          <table:table-cell office:value-type="string">
            <text:p>&lt;- -71</text:p>
          </table:table-cell>
          <table:table-cell office:value-type="string">
            <text:p>&lt;- -70</text:p>
          </table:table-cell>
          <table:table-cell office:value-type="string">
            <text:p>&lt;- -69</text:p>
          </table:table-cell>
          <table:table-cell office:value-type="string">
            <text:p>&lt;- -78</text:p>
          </table:table-cell>
          <table:table-cell office:value-type="string">
            <text:p>&lt;- -67</text:p>
          </table:table-cell>
          <table:table-cell office:value-type="string">
            <text:p>&lt;- -73</text:p>
          </table:table-cell>
          <table:table-cell office:value-type="string">
            <text:p>&lt;- -75</text:p>
          </table:table-cell>
          <table:table-cell office:value-type="string">
            <text:p>&lt;- -81</text:p>
          </table:table-cell>
          <table:table-cell office:value-type="string">
            <text:p>&lt;- -82</text:p>
          </table:table-cell>
          <table:table-cell office:value-type="string">
            <text:p>&lt;- -81</text:p>
          </table:table-cell>
          <table:table-cell office:value-type="string">
            <text:p>&lt;- -83</text:p>
          </table:table-cell>
          <table:table-cell office:value-type="string">
            <text:p>&lt;- -90</text:p>
          </table:table-cell>
          <table:table-cell office:value-type="string">
            <text:p>&lt;- -82</text:p>
          </table:table-cell>
          <table:table-cell office:value-type="string">
            <text:p>&lt;- -84</text:p>
          </table:table-cell>
          <table:table-cell office:value-type="string">
            <text:p>&lt;- -88</text:p>
          </table:table-cell>
        </table:table-row>
        <table:table-row table:style-name="ro1">
          <table:table-cell office:value-type="string">
            <text:p>&lt;- -69</text:p>
          </table:table-cell>
          <table:table-cell office:value-type="string">
            <text:p>&lt;- -64</text:p>
          </table:table-cell>
          <table:table-cell office:value-type="string">
            <text:p>&lt;- -69</text:p>
          </table:table-cell>
          <table:table-cell office:value-type="string">
            <text:p>&lt;- -70</text:p>
          </table:table-cell>
          <table:table-cell office:value-type="string">
            <text:p>&lt;- -71</text:p>
          </table:table-cell>
          <table:table-cell office:value-type="string">
            <text:p>&lt;- -70</text:p>
          </table:table-cell>
          <table:table-cell office:value-type="string">
            <text:p>&lt;- -69</text:p>
          </table:table-cell>
          <table:table-cell office:value-type="string">
            <text:p>&lt;- -78</text:p>
          </table:table-cell>
          <table:table-cell office:value-type="string">
            <text:p>&lt;- -68</text:p>
          </table:table-cell>
          <table:table-cell office:value-type="string">
            <text:p>&lt;- -73</text:p>
          </table:table-cell>
          <table:table-cell office:value-type="string">
            <text:p>&lt;- -75</text:p>
          </table:table-cell>
          <table:table-cell office:value-type="string">
            <text:p>&lt;- -81</text:p>
          </table:table-cell>
          <table:table-cell office:value-type="string">
            <text:p>&lt;- -82</text:p>
          </table:table-cell>
          <table:table-cell office:value-type="string">
            <text:p>&lt;- -81</text:p>
          </table:table-cell>
          <table:table-cell office:value-type="string">
            <text:p>&lt;- -84</text:p>
          </table:table-cell>
          <table:table-cell office:value-type="string">
            <text:p>&lt;- -90</text:p>
          </table:table-cell>
          <table:table-cell office:value-type="string">
            <text:p>&lt;- -82</text:p>
          </table:table-cell>
          <table:table-cell office:value-type="string">
            <text:p>&lt;- -84</text:p>
          </table:table-cell>
          <table:table-cell office:value-type="string">
            <text:p>&lt;- -88</text:p>
          </table:table-cell>
        </table:table-row>
        <table:table-row table:style-name="ro1">
          <table:table-cell office:value-type="string">
            <text:p>&lt;- -70</text:p>
          </table:table-cell>
          <table:table-cell office:value-type="string">
            <text:p>&lt;- -65</text:p>
          </table:table-cell>
          <table:table-cell table:number-columns-repeated="2" office:value-type="string">
            <text:p>&lt;- -70</text:p>
          </table:table-cell>
          <table:table-cell table:number-columns-repeated="2" office:value-type="string">
            <text:p>&lt;- -71</text:p>
          </table:table-cell>
          <table:table-cell office:value-type="string">
            <text:p>&lt;- -70</text:p>
          </table:table-cell>
          <table:table-cell office:value-type="string">
            <text:p>&lt;- -78</text:p>
          </table:table-cell>
          <table:table-cell office:value-type="string">
            <text:p>&lt;- -68</text:p>
          </table:table-cell>
          <table:table-cell office:value-type="string">
            <text:p>&lt;- -73</text:p>
          </table:table-cell>
          <table:table-cell office:value-type="string">
            <text:p>&lt;- -76</text:p>
          </table:table-cell>
          <table:table-cell office:value-type="string">
            <text:p>&lt;- -82</text:p>
          </table:table-cell>
          <table:table-cell office:value-type="string">
            <text:p>&lt;- -83</text:p>
          </table:table-cell>
          <table:table-cell office:value-type="string">
            <text:p>&lt;- -81</text:p>
          </table:table-cell>
          <table:table-cell office:value-type="string">
            <text:p>&lt;- -84</text:p>
          </table:table-cell>
          <table:table-cell office:value-type="string">
            <text:p>&lt;- -90</text:p>
          </table:table-cell>
          <table:table-cell office:value-type="string">
            <text:p>&lt;- -82</text:p>
          </table:table-cell>
          <table:table-cell office:value-type="string">
            <text:p>&lt;- -84</text:p>
          </table:table-cell>
          <table:table-cell office:value-type="string">
            <text:p>&lt;- -88</text:p>
          </table:table-cell>
        </table:table-row>
        <table:table-row table:style-name="ro1">
          <table:table-cell office:value-type="string">
            <text:p>&lt;- -70</text:p>
          </table:table-cell>
          <table:table-cell office:value-type="string">
            <text:p>&lt;- -65</text:p>
          </table:table-cell>
          <table:table-cell table:number-columns-repeated="2" office:value-type="string">
            <text:p>&lt;- -70</text:p>
          </table:table-cell>
          <table:table-cell office:value-type="string">
            <text:p>&lt;- -72</text:p>
          </table:table-cell>
          <table:table-cell office:value-type="string">
            <text:p>&lt;- -71</text:p>
          </table:table-cell>
          <table:table-cell office:value-type="string">
            <text:p>&lt;- -70</text:p>
          </table:table-cell>
          <table:table-cell office:value-type="string">
            <text:p>&lt;- -78</text:p>
          </table:table-cell>
          <table:table-cell office:value-type="string">
            <text:p>&lt;- -68</text:p>
          </table:table-cell>
          <table:table-cell office:value-type="string">
            <text:p>&lt;- -73</text:p>
          </table:table-cell>
          <table:table-cell office:value-type="string">
            <text:p>&lt;- -76</text:p>
          </table:table-cell>
          <table:table-cell office:value-type="string">
            <text:p>&lt;- -82</text:p>
          </table:table-cell>
          <table:table-cell office:value-type="string">
            <text:p>&lt;- -84</text:p>
          </table:table-cell>
          <table:table-cell office:value-type="string">
            <text:p>&lt;- -82</text:p>
          </table:table-cell>
          <table:table-cell office:value-type="string">
            <text:p>&lt;- -86</text:p>
          </table:table-cell>
          <table:table-cell office:value-type="string">
            <text:p>&lt;- -91</text:p>
          </table:table-cell>
          <table:table-cell office:value-type="string">
            <text:p>&lt;- -82</text:p>
          </table:table-cell>
          <table:table-cell office:value-type="string">
            <text:p>&lt;- -85</text:p>
          </table:table-cell>
          <table:table-cell office:value-type="string">
            <text:p>&lt;- -88</text:p>
          </table:table-cell>
        </table:table-row>
        <table:table-row table:style-name="ro1">
          <table:table-cell office:value-type="string">
            <text:p>&lt;- -70</text:p>
          </table:table-cell>
          <table:table-cell office:value-type="string">
            <text:p>&lt;- -65</text:p>
          </table:table-cell>
          <table:table-cell table:number-columns-repeated="2" office:value-type="string">
            <text:p>&lt;- -70</text:p>
          </table:table-cell>
          <table:table-cell table:number-columns-repeated="2" office:value-type="string">
            <text:p>&lt;- -72</text:p>
          </table:table-cell>
          <table:table-cell office:value-type="string">
            <text:p>&lt;- -70</text:p>
          </table:table-cell>
          <table:table-cell office:value-type="string">
            <text:p>&lt;- -78</text:p>
          </table:table-cell>
          <table:table-cell office:value-type="string">
            <text:p>&lt;- -68</text:p>
          </table:table-cell>
          <table:table-cell office:value-type="string">
            <text:p>&lt;- -74</text:p>
          </table:table-cell>
          <table:table-cell office:value-type="string">
            <text:p>&lt;- -76</text:p>
          </table:table-cell>
          <table:table-cell office:value-type="string">
            <text:p>&lt;- -82</text:p>
          </table:table-cell>
          <table:table-cell office:value-type="string">
            <text:p>&lt;- -84</text:p>
          </table:table-cell>
          <table:table-cell office:value-type="string">
            <text:p>&lt;- -82</text:p>
          </table:table-cell>
          <table:table-cell office:value-type="string">
            <text:p>&lt;- -86</text:p>
          </table:table-cell>
          <table:table-cell office:value-type="string">
            <text:p>&lt;- -91</text:p>
          </table:table-cell>
          <table:table-cell office:value-type="string">
            <text:p>&lt;- -83</text:p>
          </table:table-cell>
          <table:table-cell office:value-type="string">
            <text:p>&lt;- -86</text:p>
          </table:table-cell>
          <table:table-cell office:value-type="string">
            <text:p>&lt;- -88</text:p>
          </table:table-cell>
        </table:table-row>
        <table:table-row table:style-name="ro1">
          <table:table-cell office:value-type="string">
            <text:p>&lt;- -71</text:p>
          </table:table-cell>
          <table:table-cell office:value-type="string">
            <text:p>&lt;- -65</text:p>
          </table:table-cell>
          <table:table-cell office:value-type="string">
            <text:p>&lt;- -70</text:p>
          </table:table-cell>
          <table:table-cell office:value-type="string">
            <text:p>&lt;- -71</text:p>
          </table:table-cell>
          <table:table-cell office:value-type="string">
            <text:p>&lt;- -72</text:p>
          </table:table-cell>
          <table:table-cell office:value-type="string">
            <text:p>&lt;- -74</text:p>
          </table:table-cell>
          <table:table-cell office:value-type="string">
            <text:p>&lt;- -70</text:p>
          </table:table-cell>
          <table:table-cell office:value-type="string">
            <text:p>&lt;- -79</text:p>
          </table:table-cell>
          <table:table-cell office:value-type="string">
            <text:p>&lt;- -68</text:p>
          </table:table-cell>
          <table:table-cell office:value-type="string">
            <text:p>&lt;- -74</text:p>
          </table:table-cell>
          <table:table-cell office:value-type="string">
            <text:p>&lt;- -76</text:p>
          </table:table-cell>
          <table:table-cell office:value-type="string">
            <text:p>&lt;- -82</text:p>
          </table:table-cell>
          <table:table-cell office:value-type="string">
            <text:p>&lt;- -84</text:p>
          </table:table-cell>
          <table:table-cell office:value-type="string">
            <text:p>&lt;- -83</text:p>
          </table:table-cell>
          <table:table-cell office:value-type="string">
            <text:p>&lt;- -86</text:p>
          </table:table-cell>
          <table:table-cell office:value-type="string">
            <text:p>&lt;- -91</text:p>
          </table:table-cell>
          <table:table-cell office:value-type="string">
            <text:p>&lt;- -84</text:p>
          </table:table-cell>
          <table:table-cell office:value-type="string">
            <text:p>&lt;- -86</text:p>
          </table:table-cell>
          <table:table-cell office:value-type="string">
            <text:p>&lt;- -90</text:p>
          </table:table-cell>
        </table:table-row>
        <table:table-row table:style-name="ro1">
          <table:table-cell office:value-type="string">
            <text:p>&lt;- -73</text:p>
          </table:table-cell>
          <table:table-cell office:value-type="string">
            <text:p>&lt;- -65</text:p>
          </table:table-cell>
          <table:table-cell office:value-type="string">
            <text:p>&lt;- -70</text:p>
          </table:table-cell>
          <table:table-cell office:value-type="string">
            <text:p>&lt;- -71</text:p>
          </table:table-cell>
          <table:table-cell table:number-columns-repeated="2" office:value-type="string">
            <text:p>&lt;- -74</text:p>
          </table:table-cell>
          <table:table-cell office:value-type="string">
            <text:p>&lt;- -70</text:p>
          </table:table-cell>
          <table:table-cell office:value-type="string">
            <text:p>&lt;- -80</text:p>
          </table:table-cell>
          <table:table-cell office:value-type="string">
            <text:p>&lt;- -68</text:p>
          </table:table-cell>
          <table:table-cell office:value-type="string">
            <text:p>&lt;- -74</text:p>
          </table:table-cell>
          <table:table-cell office:value-type="string">
            <text:p>&lt;- -76</text:p>
          </table:table-cell>
          <table:table-cell office:value-type="string">
            <text:p>&lt;- -83</text:p>
          </table:table-cell>
          <table:table-cell office:value-type="string">
            <text:p>&lt;- -84</text:p>
          </table:table-cell>
          <table:table-cell office:value-type="string">
            <text:p>&lt;- -83</text:p>
          </table:table-cell>
          <table:table-cell office:value-type="string">
            <text:p>&lt;- -86</text:p>
          </table:table-cell>
          <table:table-cell office:value-type="string">
            <text:p>&lt;- -91</text:p>
          </table:table-cell>
          <table:table-cell office:value-type="string">
            <text:p>&lt;- -84</text:p>
          </table:table-cell>
          <table:table-cell office:value-type="string">
            <text:p>&lt;- -86</text:p>
          </table:table-cell>
          <table:table-cell office:value-type="string">
            <text:p>&lt;- -90</text:p>
          </table:table-cell>
        </table:table-row>
        <table:table-row table:style-name="ro1">
          <table:table-cell office:value-type="string">
            <text:p>&lt;- -74</text:p>
          </table:table-cell>
          <table:table-cell office:value-type="string">
            <text:p>&lt;- -65</text:p>
          </table:table-cell>
          <table:table-cell office:value-type="string">
            <text:p>&lt;- -72</text:p>
          </table:table-cell>
          <table:table-cell office:value-type="string">
            <text:p>&lt;- -71</text:p>
          </table:table-cell>
          <table:table-cell office:value-type="string">
            <text:p>&lt;- -75</text:p>
          </table:table-cell>
          <table:table-cell office:value-type="string">
            <text:p>&lt;- -74</text:p>
          </table:table-cell>
          <table:table-cell office:value-type="string">
            <text:p>&lt;- -70</text:p>
          </table:table-cell>
          <table:table-cell office:value-type="string">
            <text:p>&lt;- -80</text:p>
          </table:table-cell>
          <table:table-cell office:value-type="string">
            <text:p>&lt;- -68</text:p>
          </table:table-cell>
          <table:table-cell table:number-columns-repeated="2" office:value-type="string">
            <text:p>&lt;- -76</text:p>
          </table:table-cell>
          <table:table-cell office:value-type="string">
            <text:p>&lt;- -83</text:p>
          </table:table-cell>
          <table:table-cell office:value-type="string">
            <text:p>&lt;- -85</text:p>
          </table:table-cell>
          <table:table-cell office:value-type="string">
            <text:p>&lt;- -84</text:p>
          </table:table-cell>
          <table:table-cell office:value-type="string">
            <text:p>&lt;- -88</text:p>
          </table:table-cell>
          <table:table-cell office:value-type="string">
            <text:p>&lt;- -92</text:p>
          </table:table-cell>
          <table:table-cell office:value-type="string">
            <text:p>&lt;- -84</text:p>
          </table:table-cell>
          <table:table-cell office:value-type="string">
            <text:p>&lt;- -86</text:p>
          </table:table-cell>
          <table:table-cell office:value-type="string">
            <text:p>&lt;- -90</text:p>
          </table:table-cell>
        </table:table-row>
        <table:table-row table:style-name="ro1">
          <table:table-cell office:value-type="string">
            <text:p>&lt;- -74</text:p>
          </table:table-cell>
          <table:table-cell office:value-type="string">
            <text:p>&lt;- -65</text:p>
          </table:table-cell>
          <table:table-cell office:value-type="string">
            <text:p>&lt;- -74</text:p>
          </table:table-cell>
          <table:table-cell office:value-type="string">
            <text:p>&lt;- -71</text:p>
          </table:table-cell>
          <table:table-cell office:value-type="string">
            <text:p>&lt;- -76</text:p>
          </table:table-cell>
          <table:table-cell office:value-type="string">
            <text:p>&lt;- -75</text:p>
          </table:table-cell>
          <table:table-cell office:value-type="string">
            <text:p>&lt;- -72</text:p>
          </table:table-cell>
          <table:table-cell office:value-type="string">
            <text:p>&lt;- -80</text:p>
          </table:table-cell>
          <table:table-cell office:value-type="string">
            <text:p>&lt;- -68</text:p>
          </table:table-cell>
          <table:table-cell office:value-type="string">
            <text:p>&lt;- -77</text:p>
          </table:table-cell>
          <table:table-cell office:value-type="string">
            <text:p>&lt;- -76</text:p>
          </table:table-cell>
          <table:table-cell office:value-type="string">
            <text:p>&lt;- -83</text:p>
          </table:table-cell>
          <table:table-cell office:value-type="string">
            <text:p>&lt;- -85</text:p>
          </table:table-cell>
          <table:table-cell office:value-type="string">
            <text:p>&lt;- -84</text:p>
          </table:table-cell>
          <table:table-cell office:value-type="string">
            <text:p>&lt;- -88</text:p>
          </table:table-cell>
          <table:table-cell office:value-type="string">
            <text:p>&lt;- -92</text:p>
          </table:table-cell>
          <table:table-cell office:value-type="string">
            <text:p>&lt;- -84</text:p>
          </table:table-cell>
          <table:table-cell office:value-type="string">
            <text:p>&lt;- -86</text:p>
          </table:table-cell>
          <table:table-cell office:value-type="string">
            <text:p>&lt;- -90</text:p>
          </table:table-cell>
        </table:table-row>
        <table:table-row table:style-name="ro1">
          <table:table-cell office:value-type="string">
            <text:p>&lt;- -75</text:p>
          </table:table-cell>
          <table:table-cell office:value-type="string">
            <text:p>&lt;- -66</text:p>
          </table:table-cell>
          <table:table-cell office:value-type="string">
            <text:p>&lt;- -80</text:p>
          </table:table-cell>
          <table:table-cell office:value-type="string">
            <text:p>&lt;- -71</text:p>
          </table:table-cell>
          <table:table-cell table:number-columns-repeated="2" office:value-type="string">
            <text:p>&lt;- -76</text:p>
          </table:table-cell>
          <table:table-cell office:value-type="string">
            <text:p>&lt;- -72</text:p>
          </table:table-cell>
          <table:table-cell office:value-type="string">
            <text:p>&lt;- -80</text:p>
          </table:table-cell>
          <table:table-cell office:value-type="string">
            <text:p>&lt;- -68</text:p>
          </table:table-cell>
          <table:table-cell office:value-type="string">
            <text:p>&lt;- -86</text:p>
          </table:table-cell>
          <table:table-cell office:value-type="string">
            <text:p>&lt;- -76</text:p>
          </table:table-cell>
          <table:table-cell office:value-type="string">
            <text:p>&lt;- -83</text:p>
          </table:table-cell>
          <table:table-cell office:value-type="string">
            <text:p>&lt;- -86</text:p>
          </table:table-cell>
          <table:table-cell office:value-type="string">
            <text:p>&lt;- -85</text:p>
          </table:table-cell>
          <table:table-cell office:value-type="string">
            <text:p>&lt;- -90</text:p>
          </table:table-cell>
          <table:table-cell office:value-type="string">
            <text:p>&lt;- -93</text:p>
          </table:table-cell>
          <table:table-cell office:value-type="string">
            <text:p>&lt;- -84</text:p>
          </table:table-cell>
          <table:table-cell office:value-type="string">
            <text:p>&lt;- -86</text:p>
          </table:table-cell>
          <table:table-cell office:value-type="string">
            <text:p>&lt;- -90</text:p>
          </table:table-cell>
        </table:table-row>
        <table:table-row table:style-name="ro1">
          <table:table-cell office:value-type="string">
            <text:p>&lt;- -76</text:p>
          </table:table-cell>
          <table:table-cell office:value-type="string">
            <text:p>&lt;- -66</text:p>
          </table:table-cell>
          <table:table-cell/>
          <table:table-cell office:value-type="string">
            <text:p>&lt;- -71</text:p>
          </table:table-cell>
          <table:table-cell table:number-columns-repeated="2" office:value-type="string">
            <text:p>&lt;- -76</text:p>
          </table:table-cell>
          <table:table-cell office:value-type="string">
            <text:p>&lt;- -72</text:p>
          </table:table-cell>
          <table:table-cell office:value-type="string">
            <text:p>&lt;- -82</text:p>
          </table:table-cell>
          <table:table-cell office:value-type="string">
            <text:p>&lt;- -68</text:p>
          </table:table-cell>
          <table:table-cell/>
          <table:table-cell office:value-type="string">
            <text:p>&lt;- -77</text:p>
          </table:table-cell>
          <table:table-cell office:value-type="string">
            <text:p>&lt;- -85</text:p>
          </table:table-cell>
          <table:table-cell office:value-type="string">
            <text:p>&lt;- -87</text:p>
          </table:table-cell>
          <table:table-cell office:value-type="string">
            <text:p>&lt;- -85</text:p>
          </table:table-cell>
          <table:table-cell office:value-type="string">
            <text:p>&lt;- -90</text:p>
          </table:table-cell>
          <table:table-cell office:value-type="string">
            <text:p>&lt;- -93</text:p>
          </table:table-cell>
          <table:table-cell office:value-type="string">
            <text:p>&lt;- -84</text:p>
          </table:table-cell>
          <table:table-cell office:value-type="string">
            <text:p>&lt;- -87</text:p>
          </table:table-cell>
          <table:table-cell office:value-type="string">
            <text:p>&lt;- -91</text:p>
          </table:table-cell>
        </table:table-row>
        <table:table-row table:style-name="ro1">
          <table:table-cell office:value-type="string">
            <text:p>&lt;- -76</text:p>
          </table:table-cell>
          <table:table-cell office:value-type="string">
            <text:p>&lt;- -66</text:p>
          </table:table-cell>
          <table:table-cell/>
          <table:table-cell office:value-type="string">
            <text:p>&lt;- -72</text:p>
          </table:table-cell>
          <table:table-cell table:number-columns-repeated="2" office:value-type="string">
            <text:p>&lt;- -76</text:p>
          </table:table-cell>
          <table:table-cell office:value-type="string">
            <text:p>&lt;- -72</text:p>
          </table:table-cell>
          <table:table-cell office:value-type="string">
            <text:p>&lt;- -82</text:p>
          </table:table-cell>
          <table:table-cell office:value-type="string">
            <text:p>&lt;- -68</text:p>
          </table:table-cell>
          <table:table-cell/>
          <table:table-cell office:value-type="string">
            <text:p>&lt;- -78</text:p>
          </table:table-cell>
          <table:table-cell office:value-type="string">
            <text:p>&lt;- -86</text:p>
          </table:table-cell>
          <table:table-cell office:value-type="string">
            <text:p>&lt;- -88</text:p>
          </table:table-cell>
          <table:table-cell office:value-type="string">
            <text:p>&lt;- -86</text:p>
          </table:table-cell>
          <table:table-cell office:value-type="string">
            <text:p>&lt;- -91</text:p>
          </table:table-cell>
          <table:table-cell office:value-type="string">
            <text:p>&lt;- -93</text:p>
          </table:table-cell>
          <table:table-cell office:value-type="string">
            <text:p>&lt;- -85</text:p>
          </table:table-cell>
          <table:table-cell office:value-type="string">
            <text:p>&lt;- -87</text:p>
          </table:table-cell>
          <table:table-cell office:value-type="string">
            <text:p>&lt;- -91</text:p>
          </table:table-cell>
        </table:table-row>
        <table:table-row table:style-name="ro1">
          <table:table-cell office:value-type="string">
            <text:p>&lt;- -78</text:p>
          </table:table-cell>
          <table:table-cell office:value-type="string">
            <text:p>&lt;- -66</text:p>
          </table:table-cell>
          <table:table-cell/>
          <table:table-cell office:value-type="string">
            <text:p>&lt;- -72</text:p>
          </table:table-cell>
          <table:table-cell office:value-type="string">
            <text:p>&lt;- -78</text:p>
          </table:table-cell>
          <table:table-cell office:value-type="string">
            <text:p>&lt;- -76</text:p>
          </table:table-cell>
          <table:table-cell office:value-type="string">
            <text:p>&lt;- -72</text:p>
          </table:table-cell>
          <table:table-cell office:value-type="string">
            <text:p>&lt;- -83</text:p>
          </table:table-cell>
          <table:table-cell office:value-type="string">
            <text:p>&lt;- -69</text:p>
          </table:table-cell>
          <table:table-cell/>
          <table:table-cell office:value-type="string">
            <text:p>&lt;- -78</text:p>
          </table:table-cell>
          <table:table-cell office:value-type="string">
            <text:p>&lt;- -86</text:p>
          </table:table-cell>
          <table:table-cell office:value-type="string">
            <text:p>&lt;- -88</text:p>
          </table:table-cell>
          <table:table-cell office:value-type="string">
            <text:p>&lt;- -86</text:p>
          </table:table-cell>
          <table:table-cell office:value-type="string">
            <text:p>&lt;- -92</text:p>
          </table:table-cell>
          <table:table-cell office:value-type="string">
            <text:p>&lt;- -93</text:p>
          </table:table-cell>
          <table:table-cell office:value-type="string">
            <text:p>&lt;- -85</text:p>
          </table:table-cell>
          <table:table-cell office:value-type="string">
            <text:p>&lt;- -87</text:p>
          </table:table-cell>
          <table:table-cell office:value-type="string">
            <text:p>&lt;- -91</text:p>
          </table:table-cell>
        </table:table-row>
        <table:table-row table:style-name="ro1">
          <table:table-cell office:value-type="string">
            <text:p>&lt;- -82</text:p>
          </table:table-cell>
          <table:table-cell office:value-type="string">
            <text:p>&lt;- -66</text:p>
          </table:table-cell>
          <table:table-cell/>
          <table:table-cell office:value-type="string">
            <text:p>&lt;- -72</text:p>
          </table:table-cell>
          <table:table-cell office:value-type="string">
            <text:p>&lt;- -78</text:p>
          </table:table-cell>
          <table:table-cell office:value-type="string">
            <text:p>&lt;- -76</text:p>
          </table:table-cell>
          <table:table-cell office:value-type="string">
            <text:p>&lt;- -72</text:p>
          </table:table-cell>
          <table:table-cell office:value-type="string">
            <text:p>&lt;- -84</text:p>
          </table:table-cell>
          <table:table-cell office:value-type="string">
            <text:p>&lt;- -69</text:p>
          </table:table-cell>
          <table:table-cell/>
          <table:table-cell office:value-type="string">
            <text:p>&lt;- -79</text:p>
          </table:table-cell>
          <table:table-cell office:value-type="string">
            <text:p>&lt;- -87</text:p>
          </table:table-cell>
          <table:table-cell office:value-type="string">
            <text:p>&lt;- -90</text:p>
          </table:table-cell>
          <table:table-cell office:value-type="string">
            <text:p>&lt;- -87</text:p>
          </table:table-cell>
          <table:table-cell office:value-type="string">
            <text:p>&lt;- -92</text:p>
          </table:table-cell>
          <table:table-cell office:value-type="string">
            <text:p>&lt;- -94</text:p>
          </table:table-cell>
          <table:table-cell office:value-type="string">
            <text:p>&lt;- -85</text:p>
          </table:table-cell>
          <table:table-cell office:value-type="string">
            <text:p>&lt;- -90</text:p>
          </table:table-cell>
          <table:table-cell office:value-type="string">
            <text:p>&lt;- -92</text:p>
          </table:table-cell>
        </table:table-row>
        <table:table-row table:style-name="ro1">
          <table:table-cell office:value-type="string">
            <text:p>&lt;- -90</text:p>
          </table:table-cell>
          <table:table-cell office:value-type="string">
            <text:p>&lt;- -66</text:p>
          </table:table-cell>
          <table:table-cell/>
          <table:table-cell office:value-type="string">
            <text:p>&lt;- -72</text:p>
          </table:table-cell>
          <table:table-cell office:value-type="string">
            <text:p>&lt;- -78</text:p>
          </table:table-cell>
          <table:table-cell office:value-type="string">
            <text:p>&lt;- -77</text:p>
          </table:table-cell>
          <table:table-cell office:value-type="string">
            <text:p>&lt;- -72</text:p>
          </table:table-cell>
          <table:table-cell office:value-type="string">
            <text:p>&lt;- -85</text:p>
          </table:table-cell>
          <table:table-cell office:value-type="string">
            <text:p>&lt;- -69</text:p>
          </table:table-cell>
          <table:table-cell/>
          <table:table-cell office:value-type="string">
            <text:p>&lt;- -81</text:p>
          </table:table-cell>
          <table:table-cell office:value-type="string">
            <text:p>&lt;- -87</text:p>
          </table:table-cell>
          <table:table-cell office:value-type="string">
            <text:p>&lt;- -92</text:p>
          </table:table-cell>
          <table:table-cell office:value-type="string">
            <text:p>&lt;- -90</text:p>
          </table:table-cell>
          <table:table-cell office:value-type="string">
            <text:p>&lt;- -92</text:p>
          </table:table-cell>
          <table:table-cell office:value-type="string">
            <text:p>&lt;- -94</text:p>
          </table:table-cell>
          <table:table-cell office:value-type="string">
            <text:p>&lt;- -86</text:p>
          </table:table-cell>
          <table:table-cell office:value-type="string">
            <text:p>&lt;- -92</text:p>
          </table:table-cell>
          <table:table-cell office:value-type="string">
            <text:p>&lt;- -93</text:p>
          </table:table-cell>
        </table:table-row>
        <table:table-row table:style-name="ro1">
          <table:table-cell/>
          <table:table-cell office:value-type="string">
            <text:p>&lt;- -66</text:p>
          </table:table-cell>
          <table:table-cell/>
          <table:table-cell office:value-type="string">
            <text:p>&lt;- -72</text:p>
          </table:table-cell>
          <table:table-cell office:value-type="string">
            <text:p>&lt;- -87</text:p>
          </table:table-cell>
          <table:table-cell office:value-type="string">
            <text:p>&lt;- -78</text:p>
          </table:table-cell>
          <table:table-cell office:value-type="string">
            <text:p>&lt;- -73</text:p>
          </table:table-cell>
          <table:table-cell office:value-type="string">
            <text:p>&lt;- -87</text:p>
          </table:table-cell>
          <table:table-cell office:value-type="string">
            <text:p>&lt;- -69</text:p>
          </table:table-cell>
          <table:table-cell/>
          <table:table-cell office:value-type="string">
            <text:p>&lt;- -82</text:p>
          </table:table-cell>
          <table:table-cell table:number-columns-repeated="5" office:value-type="string">
            <text:p>&lt;- -94</text:p>
          </table:table-cell>
          <table:table-cell office:value-type="string">
            <text:p>&lt;- -87</text:p>
          </table:table-cell>
          <table:table-cell office:value-type="string">
            <text:p>&lt;- -93</text:p>
          </table:table-cell>
          <table:table-cell office:value-type="string">
            <text:p>&lt;- -94</text:p>
          </table:table-cell>
        </table:table-row>
        <table:table-row table:style-name="ro1">
          <table:table-cell/>
          <table:table-cell office:value-type="string">
            <text:p>&lt;- -66</text:p>
          </table:table-cell>
          <table:table-cell/>
          <table:table-cell office:value-type="string">
            <text:p>&lt;- -73</text:p>
          </table:table-cell>
          <table:table-cell office:value-type="string">
            <text:p>&lt;- -88</text:p>
          </table:table-cell>
          <table:table-cell office:value-type="string">
            <text:p>&lt;- -78</text:p>
          </table:table-cell>
          <table:table-cell office:value-type="string">
            <text:p>&lt;- -74</text:p>
          </table:table-cell>
          <table:table-cell office:value-type="string">
            <text:p>&lt;- -91</text:p>
          </table:table-cell>
          <table:table-cell office:value-type="string">
            <text:p>&lt;- -69</text:p>
          </table:table-cell>
          <table:table-cell/>
          <table:table-cell office:value-type="string">
            <text:p>&lt;- -83</text:p>
          </table:table-cell>
          <table:table-cell table:number-columns-repeated="3"/>
          <table:table-cell table:number-columns-repeated="2" office:value-type="string">
            <text:p>&lt;- -94</text:p>
          </table:table-cell>
          <table:table-cell office:value-type="string">
            <text:p>&lt;- -90</text:p>
          </table:table-cell>
          <table:table-cell office:value-type="string">
            <text:p>&lt;- -94</text:p>
          </table:table-cell>
          <table:table-cell/>
        </table:table-row>
        <table:table-row table:style-name="ro1">
          <table:table-cell/>
          <table:table-cell office:value-type="string">
            <text:p>&lt;- -66</text:p>
          </table:table-cell>
          <table:table-cell/>
          <table:table-cell office:value-type="string">
            <text:p>&lt;- -77</text:p>
          </table:table-cell>
          <table:table-cell office:value-type="string">
            <text:p>&lt;- -88</text:p>
          </table:table-cell>
          <table:table-cell office:value-type="string">
            <text:p>&lt;- -78</text:p>
          </table:table-cell>
          <table:table-cell office:value-type="string">
            <text:p>&lt;- -74</text:p>
          </table:table-cell>
          <table:table-cell office:value-type="string">
            <text:p>&lt;- -94</text:p>
          </table:table-cell>
          <table:table-cell office:value-type="string">
            <text:p>&lt;- -71</text:p>
          </table:table-cell>
          <table:table-cell/>
          <table:table-cell office:value-type="string">
            <text:p>&lt;- -86</text:p>
          </table:table-cell>
          <table:table-cell table:number-columns-repeated="5"/>
          <table:table-cell office:value-type="string">
            <text:p>&lt;- -9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&lt;- -66</text:p>
          </table:table-cell>
          <table:table-cell table:number-columns-repeated="3"/>
          <table:table-cell office:value-type="string">
            <text:p>&lt;- -78</text:p>
          </table:table-cell>
          <table:table-cell office:value-type="string">
            <text:p>&lt;- -75</text:p>
          </table:table-cell>
          <table:table-cell table:number-columns-repeated="3"/>
          <table:table-cell office:value-type="string">
            <text:p>&lt;- -9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&lt;- -66</text:p>
          </table:table-cell>
          <table:table-cell table:number-columns-repeated="4"/>
          <table:table-cell office:value-type="string">
            <text:p>&lt;- -77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&lt;- -66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&lt;- -66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&lt;- -69</text:p>
          </table:table-cell>
          <table:table-cell table:number-columns-repeated="17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17.05.2016</text:date>, <text:time>12:27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jörn Fiedler</meta:initial-creator>
    <meta:creation-date>2016-05-17T12:21:39.57</meta:creation-date>
    <dc:date>2016-05-17T12:27:00.93</dc:date>
    <dc:creator>Björn Fiedler</dc:creator>
    <meta:editing-duration>PT5M21S</meta:editing-duration>
    <meta:editing-cycles>1</meta:editing-cycles>
    <meta:document-statistic meta:table-count="3" meta:cell-count="1214" meta:object-count="0"/>
    <meta:generator>OpenOffice/4.1.1$Win32 OpenOffice.org_project/411m6$Build-9775</meta:generator>
  </office:meta>
</office:document-meta>
</file>